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lbany AMT" svg:font-family="'Albany AMT'"/>
    <style:font-face style:name="Arial" svg:font-family="Arial"/>
    <style:font-face style:name="OpenSymbol" svg:font-family="OpenSymbol"/>
    <style:font-face style:name="Andale Mono" svg:font-family="'Andale Mono'" style:font-pitch="fixed"/>
    <style:font-face style:name="Arial1" svg:font-family="Arial" style:font-family-generic="swiss" style:font-pitch="variable"/>
    <style:font-face style:name="Arial2" svg:font-family="Arial" style:font-family-generic="system" style:font-pitch="variable"/>
  </office:font-face-decls>
  <office:automatic-styles>
    <style:style style:name="Table2" style:family="table">
      <style:table-properties style:width="6.9271in" fo:margin-left="0in" fo:margin-right="-0.0021in" table:align="margins"/>
    </style:style>
    <style:style style:name="Table2.A" style:family="table-column">
      <style:table-column-properties style:column-width="1.5729in" style:rel-column-width="14880*"/>
    </style:style>
    <style:style style:name="Table2.B" style:family="table-column">
      <style:table-column-properties style:column-width="1.0521in" style:rel-column-width="9953*"/>
    </style:style>
    <style:style style:name="Table2.C" style:family="table-column">
      <style:table-column-properties style:column-width="4.3021in" style:rel-column-width="40702*"/>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1" style:family="table">
      <style:table-properties style:width="6.925in" table:align="margins"/>
    </style:style>
    <style:style style:name="Table1.A" style:family="table-column">
      <style:table-column-properties style:column-width="1.1542in" style:rel-column-width="10922*"/>
    </style:style>
    <style:style style:name="Table1.F" style:family="table-column">
      <style:table-column-properties style:column-width="1.1542in" style:rel-column-width="10925*"/>
    </style:style>
    <style:style style:name="Table1.A1" style:family="table-cell">
      <style:table-cell-properties fo:padding="0.0382in" fo:border-left="0.0007in solid #000000" fo:border-right="none" fo:border-top="0.0007in solid #000000" fo:border-bottom="0.0007in solid #000000"/>
    </style:style>
    <style:style style:name="Table1.F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F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text-properties fo:font-size="14pt" style:font-size-asian="14pt" style:font-size-complex="14pt"/>
    </style:style>
    <style:style style:name="P2" style:family="paragraph" style:parent-style-name="Footer">
      <style:paragraph-properties fo:text-align="center" style:justify-single-word="false"/>
    </style:style>
    <style:style style:name="P3" style:family="paragraph" style:parent-style-name="Text_20_body">
      <style:paragraph-properties fo:margin-left="0.4925in" fo:margin-right="0in" fo:text-indent="0in" style:auto-text-indent="false"/>
    </style:style>
    <style:style style:name="P4" style:family="paragraph" style:parent-style-name="Text_20_body">
      <style:paragraph-properties fo:margin-left="0.4925in" fo:margin-right="0in" fo:text-indent="0in" style:auto-text-indent="false"/>
      <style:text-properties style:font-name="Arial1"/>
    </style:style>
    <style:style style:name="P5" style:family="paragraph" style:parent-style-name="Text_20_body">
      <style:paragraph-properties fo:margin-left="0.4925in" fo:margin-right="0in" fo:text-indent="0in" style:auto-text-indent="false"/>
      <style:text-properties style:font-name="Andale Mono"/>
    </style:style>
    <style:style style:name="P6" style:family="paragraph" style:parent-style-name="Standard">
      <style:paragraph-properties fo:margin-left="0.4925in" fo:margin-right="0in" fo:text-indent="0in" style:auto-text-indent="false"/>
      <style:text-properties style:font-name="Andale Mono"/>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text-properties style:font-name="Arial1"/>
    </style:style>
    <style:style style:name="P9" style:family="paragraph" style:parent-style-name="Text_20_body">
      <style:paragraph-properties fo:margin-left="0in" fo:margin-right="0in" fo:text-indent="0in" style:auto-text-indent="false" fo:break-before="page"/>
      <style:text-properties style:font-name="Arial1"/>
    </style:style>
    <style:style style:name="P10" style:family="paragraph" style:parent-style-name="Text_20_body">
      <style:paragraph-properties fo:break-before="page"/>
    </style:style>
    <style:style style:name="P11" style:family="paragraph" style:parent-style-name="Table_20_Contents">
      <style:text-properties fo:font-size="10pt" style:font-size-asian="10pt" style:font-size-complex="10pt"/>
    </style:style>
    <style:style style:name="P12" style:family="paragraph" style:parent-style-name="Table_20_Contents">
      <style:paragraph-properties fo:text-align="center" style:justify-single-word="false"/>
      <style:text-properties fo:font-size="10pt" style:font-size-asian="10pt" style:font-size-complex="10pt"/>
    </style:style>
    <style:style style:name="P13" style:family="paragraph" style:parent-style-name="Table_20_Contents">
      <style:text-properties style:font-name="Andale Mono" fo:font-size="10pt" style:font-size-asian="10pt" style:font-size-complex="10pt"/>
    </style:style>
    <style:style style:name="P14" style:family="paragraph" style:parent-style-name="Table_20_Heading">
      <style:text-properties fo:font-size="10pt" style:font-size-asian="10pt" style:font-size-complex="10pt"/>
    </style:style>
    <style:style style:name="P15" style:family="paragraph" style:parent-style-name="Table_20_Heading">
      <style:text-properties style:font-name="Andale Mono" fo:font-size="10pt" style:font-size-asian="10pt" style:font-size-complex="10pt"/>
    </style:style>
    <style:style style:name="P16" style:family="paragraph" style:parent-style-name="Text_20_body">
      <style:text-properties style:font-name="Arial1"/>
    </style:style>
    <style:style style:name="P17" style:family="paragraph" style:parent-style-name="Standard">
      <style:text-properties style:font-name="Andale Mono"/>
    </style:style>
    <style:style style:name="P18" style:family="paragraph" style:parent-style-name="Standard">
      <style:text-properties style:font-name="Andale Mono" fo:font-size="9pt" style:font-size-asian="9pt" style:font-size-complex="9pt"/>
    </style:style>
    <style:style style:name="P19" style:family="paragraph" style:parent-style-name="Text_20_body" style:list-style-name="L1"/>
    <style:style style:name="P20" style:family="paragraph" style:parent-style-name="Text_20_body" style:list-style-name="L2"/>
    <style:style style:name="P21" style:family="paragraph" style:parent-style-name="Text_20_body" style:list-style-name="L4">
      <style:text-properties style:font-name="Arial1"/>
    </style:style>
    <style:style style:name="P22" style:family="paragraph" style:parent-style-name="Text_20_body" style:list-style-name="L5">
      <style:text-properties style:font-name="Arial1"/>
    </style:style>
    <style:style style:name="P23" style:family="paragraph" style:parent-style-name="Text_20_body" style:list-style-name="L6"/>
    <style:style style:name="P24" style:family="paragraph" style:parent-style-name="Text_20_body" style:list-style-name="L7"/>
    <style:style style:name="P25" style:family="paragraph" style:parent-style-name="Text_20_body" style:list-style-name="L8"/>
    <style:style style:name="P26" style:family="paragraph" style:parent-style-name="Text_20_body" style:list-style-name="L9"/>
    <style:style style:name="P27" style:family="paragraph" style:parent-style-name="Text_20_body" style:list-style-name="L10"/>
    <style:style style:name="P28" style:family="paragraph" style:parent-style-name="Text_20_body" style:list-style-name="L11"/>
    <style:style style:name="P29" style:family="paragraph" style:parent-style-name="Text_20_body" style:list-style-name="L14"/>
    <style:style style:name="P30" style:family="paragraph" style:parent-style-name="Text_20_body" style:list-style-name="L3">
      <style:paragraph-properties fo:margin-left="0.9846in" fo:margin-right="0in" fo:text-indent="-0.25in" style:auto-text-indent="false"/>
      <style:text-properties style:font-name="Arial1"/>
    </style:style>
    <style:style style:name="P31" style:family="paragraph" style:parent-style-name="Text_20_body">
      <style:paragraph-properties fo:margin-left="0in" fo:margin-right="0in" fo:text-indent="0in" style:auto-text-indent="false"/>
      <style:text-properties style:font-name="Arial1"/>
    </style:style>
    <style:style style:name="P32" style:family="paragraph" style:parent-style-name="Heading_20_1">
      <style:text-properties style:font-name="Arial1"/>
    </style:style>
    <style:style style:name="P33" style:family="paragraph" style:parent-style-name="Heading_20_1">
      <style:paragraph-properties fo:break-before="page"/>
    </style:style>
    <style:style style:name="P34" style:family="paragraph" style:parent-style-name="Contents_20_1">
      <style:paragraph-properties>
        <style:tab-stops>
          <style:tab-stop style:position="6.9252in" style:type="right" style:leader-style="dotted" style:leader-text="."/>
        </style:tab-stops>
      </style:paragraph-properties>
    </style:style>
    <style:style style:name="P35" style:family="paragraph" style:parent-style-name="Contents_20_2">
      <style:paragraph-properties>
        <style:tab-stops>
          <style:tab-stop style:position="6.7283in" style:type="right" style:leader-style="dotted" style:leader-text="."/>
        </style:tab-stops>
      </style:paragraph-properties>
    </style:style>
    <style:style style:name="P36"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style:font-name="Andale Mono"/>
    </style:style>
    <style:style style:name="T2" style:family="text">
      <style:text-properties style:font-name="Andale Mono" fo:font-style="normal" style:font-style-asian="normal" style:font-style-complex="normal"/>
    </style:style>
    <style:style style:name="T3" style:family="text">
      <style:text-properties style:font-name="Andale Mono" fo:font-weight="normal" style:font-weight-asian="normal" style:font-weight-complex="normal"/>
    </style:style>
    <style:style style:name="T4" style:family="text">
      <style:text-properties style:font-name="Andale Mono"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style:font-name="Arial1"/>
    </style:style>
    <style:style style:name="T10" style:family="text">
      <style:text-properties fo:font-weight="bold" style:font-weight-asian="bold" style:font-weight-complex="bold"/>
    </style:style>
    <style:style style:name="T11" style:family="text">
      <style:text-properties style:font-name="Andale Mono"/>
    </style:style>
    <style:style style:name="T12" style:family="text">
      <style:text-properties style:font-name="Arial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4">Notices<text:tab/>1</text:p>
          <text:p text:style-name="P34">Preface<text:tab/>2</text:p>
          <text:p text:style-name="P35">Audience<text:tab/>3</text:p>
          <text:p text:style-name="P35">References<text:tab/>3</text:p>
          <text:p text:style-name="P34">Who Needs SATK?<text:tab/>4</text:p>
          <text:p text:style-name="P34">Why Use SATK?<text:tab/>4</text:p>
          <text:p text:style-name="P34">Stand-alone Programming<text:tab/>6</text:p>
          <text:p text:style-name="P35">Coding for Base-Displacement Addressing<text:tab/>7</text:p>
          <text:p text:style-name="P36">Macro Considerations<text:tab/>7</text:p>
          <text:p text:style-name="P35">The Bare-metal Memory Model<text:tab/>8</text:p>
          <text:p text:style-name="P36">Assigned Storage Locations<text:tab/>8</text:p>
          <text:p text:style-name="P35">Application Binary Interface (ABI) Programming<text:tab/>9</text:p>
          <text:p text:style-name="P36">Register Conventions<text:tab/>9</text:p>
          <text:p text:style-name="P35">Programming Assists<text:tab/>10</text:p>
          <text:p text:style-name="P36">Input/Output<text:tab/>10</text:p>
          <text:p text:style-name="P36">Simple I/O <text:tab/>11</text:p>
          <text:p text:style-name="P36">Ending the Program<text:tab/>11</text:p>
          <text:p text:style-name="P36">Program Debugging<text:tab/>12</text:p>
          <text:p text:style-name="P35">Sample Bare-Metal Program<text:tab/>12</text:p>
          <text:p text:style-name="P34">Build Tools<text:tab/>15</text:p>
          <text:p text:style-name="P35">Installing GNU Binutils<text:tab/>15</text:p>
          <text:p text:style-name="P35">Bash Script Assists<text:tab/>15</text:p>
          <text:p text:style-name="P35">Multiple Architecture Support<text:tab/>17</text:p>
          <text:p text:style-name="P36">Conditional Building<text:tab/>17</text:p>
          <text:p text:style-name="P36">Multi-Architecture Targeting<text:tab/>17</text:p>
          <text:p text:style-name="P34">SATK Conventions<text:tab/>20</text:p>
          <text:p text:style-name="P35">Source File Names<text:tab/>20</text:p>
          <text:p text:style-name="P35">Local Symbol Names<text:tab/>20</text:p>
          <text:p text:style-name="P36">Local Numeric Symbols<text:tab/>20</text:p>
          <text:p text:style-name="P35">Subsection Usage<text:tab/>21</text:p>
          <text:p text:style-name="P34">IPL Medium Creation<text:tab/>22</text:p>
        </text:index-body>
      </text:table-of-content>
      <text:p text:style-name="Standard"/>
      <text:p text:style-name="Text_20_body">Copyright (C) 2012 Harold Grovesteen</text:p>
      <text:p text:style-name="Text_20_body">See the file <text:span text:style-name="T1">doc/fdl-1.3.txt</text:span> for copying conditions.</text:p>
      <text:h text:style-name="Heading_20_1" text:outline-level="1">Notices</text:h>
      <text:p text:style-name="Text_20_body">Enterprise Systems Architecture/390, and ESA/390, IBM, System/370 and z/Architecture are trademarks of the international Business Machines Corporation.</text:p>
      <text:h text:style-name="Heading_20_1" text:outline-level="1"><text:soft-page-break/>Preface</text:h>
      <text:p text:style-name="Text_20_body">Bare-metal programs access the underlying platform directly without the benefit of an <text:s/>operating system. <text:s/>Within IBM mainframe nomenclature, the term “stand-alone” refers to a bare-metal program. <text:s/>The Stand-alone Took Kit (SATK) targets the development of bare-metal IBM mainframe programs.</text:p>
      <text:p text:style-name="Text_20_body">This document provides an introduction to the use of Stand-alone Took Kit for s390 in the development of an IBM mainframe bare-metal programming. <text:s/>No assumption is made about the audience, other than a general understanding of how computers function. <text:s/>A mainframe background is not expected of the reader. <text:s/></text:p>
      <text:p text:style-name="Text_20_body">Bare-metal programming involves two primary topics: </text:p>
      <text:list xml:id="list1627234471" text:style-name="L1">
        <text:list-item>
          <text:p text:style-name="P19">getting the bare-metal program into a system's memory from external media and execute it and </text:p>
        </text:list-item>
        <text:list-item>
          <text:p text:style-name="P19">once loaded, what does the bare-metal program need to do to perform its intended task.</text:p>
        </text:list-item>
      </text:list>
      <text:p text:style-name="Text_20_body">The entire process of creating bare-metal programs targeting IBM mainframe systems is completely driven by the process involved in bringing a bare-metal program into the mainframe's volatile memory from external storage. <text:s/>While this might seem to be naturally the last thing to discuss, without knowledge of this process the related topics are not meaningful. <text:s/>For a reader never before exposed to the topic, it is recommended that the reader become familiar with the concepts discussed in <text:span text:style-name="T5">SATK for s390 – The Mainframe Boot Process</text:span>. <text:s/>In reality the description found there is only an overview of the boot process, called the “Initial Program Load (IPL) function” in mainframe parlance. <text:s/>Nevertheless, understanding the IPL process is critical in understanding how to use the tools provided by the SATK supporting it.</text:p>
      <text:p text:style-name="Text_20_body">The section, “Stand-alone Programming” describes the facilities provided by SATK useful for any bare-metal program. <text:s/>The creation of the IPL ELF executable that provides packaging for the bare-metal program is discussed in the “Build Tools” section. <text:s/>The final section, “IPL Medium Creation” concludes the discussion of bare-metal program loading by describing how the boot eligible medium is created using the tool kit.</text:p>
      <text:p text:style-name="Text_20_body">SATK takes the approach that it is first and foremost a <text:span text:style-name="T10">tool kit</text:span>. <text:s/>It's intent is to educate through its source code. <text:s/>In this regard it has adopted the spirit of an IBM Redbook. <text:s/>Further the toolkit has the goal of making more productive a bare-metal developer that embraces the tool kit, hopefully, the more it is embraced, the more productive. <text:s/></text:p>
      <text:p text:style-name="Text_20_body">Any number of parts or pieces found useful makes the tool kit successful. <text:s/>Any part of the tool kit that does not satisfy a developer's needs or tastes, please, alter it as you see fit. <text:s/>That is the benefit of the open source license. <text:s/>The author has found that the tool kit allows the author to focus on the code being developed, usually for testing of Hercules emulator enhancements, rather than all the surrounding mechanics of loading the code into a mainframe bare-metal environment.</text:p>
      <text:h text:style-name="Heading_20_2" text:outline-level="2"><text:soft-page-break/>Audience</text:h>
      <text:p text:style-name="Text_20_body">This document does not assume knowledge of mainframe systems, although familiarity with the mainframe boot process is recommended, but does expect a general understanding of computer systems. <text:s/>Mainframe specific terminology is introduced in the context of terms prevalent in computing today.</text:p>
      <text:p text:style-name="Text_20_body">Actual use of the SATK, though, does require sufficient exposure to mainframe assembler language programming that allows the assembler source code provided with the SATK to be useful. <text:s/>Various tutorials exist for learning mainframe assembler programming. <text:s/>William T. Batten's book [6] is recommended as an introduction to many aspects of mainframe bare-metal programming. <text:s/>While the book is out-of-print, it can sometimes be found on Amazon.com.</text:p>
      <text:h text:style-name="Heading_20_2" text:outline-level="2">References</text:h>
      <text:p text:style-name="Text_20_body">References in this document use a reference's number identified here and optionally a page number enclosed in square brackets, for example, [1] or [1,45].</text:p>
      <text:list xml:id="list1962057894" text:style-name="L2">
        <text:list-item>
          <text:p text:style-name="P20"><text:span text:style-name="T7">GNU Utilities, </text:span><text:a xlink:type="simple" xlink:href="http://www.gnu.org/software/binutils/">http://www.gnu.org/software/binutils/</text:a></text:p>
        </text:list-item>
        <text:list-item>
          <text:p text:style-name="P20"><text:span text:style-name="T7">The Hercules System/370, ESA/390, and z/Architecture Emulator, </text:span><text:a xlink:type="simple" xlink:href="http://www.hercules-390.org/">http://www.hercules-390.org/</text:a></text:p>
        </text:list-item>
        <text:list-item>
          <text:p text:style-name="P20"><text:span text:style-name="T7">IBM System/370 Principles of Operation, September 1975, </text:span><text:a xlink:type="simple" xlink:href="http://www.bitsavers.org/pdf/ibm/370/princOps/GA22-7000-4_370_Principles_Of_Operation_Sep75.pdf"><text:span text:style-name="T6">http://www.bitsavers.org/pdf/ibm/370/princOps/GA22-7000-4_370_Principles_Of_Operation_Sep75.pdf</text:span></text:a></text:p>
        </text:list-item>
        <text:list-item>
          <text:p text:style-name="P20"><text:span text:style-name="T5">Enterprise Systems Architecture/390 Principles of Operation</text:span>, June 2003, <text:a xlink:type="simple" xlink:href="http://publibz.boulder.ibm.com/epubs/pdf/dz9ar008.pdf">http://publibz.boulder.ibm.com/epubs/pdf/dz9ar008.pdf</text:a></text:p>
        </text:list-item>
        <text:list-item>
          <text:p text:style-name="P20">z/Architecture Principles of Operation, August 2010, <text:a xlink:type="simple" xlink:href="http://publibz.boulder.ibm.com/epubs/pdf/dz9zr007.pdf">http://publibz.boulder.ibm.com/epubs/pdf/dz9zr007.pdf</text:a></text:p>
        </text:list-item>
        <text:list-item>
          <text:p text:style-name="P20">Batten, William T; <text:span text:style-name="T5">Understanding the IBM 360 and 370 Computers with Machine Language Programming </text:span>(Englewood Cliffs, New Jersey: Prentice Hall, 1974)</text:p>
        </text:list-item>
      </text:list>
      <text:p text:style-name="Text_20_body"/>
      <text:p text:style-name="Text_20_body"/>
      <text:h text:style-name="P33" text:outline-level="1">Who Needs SATK?</text:h>
      <text:p text:style-name="Text_20_body">Anyone who needs to work with or understand bare-metal programming on mainframes benefits from the tool kit. Anyone interested in integrating mainframe assembler programming <text:s/>into a Linux program will benefit from the tool kit. <text:s/></text:p>
      <text:p text:style-name="Text_20_body">In particular, anyone who needs to work with the Hercules emulator as a developer or tester of new functionality will benefit. <text:s/>Many of these functions are not implemented in any operating system but may require control program privileges for their use. <text:s/>While simple machine language programs may test simple functions, complex instructions simply require more support to test. <text:s/>The author has used the tool kit in this very context.</text:p>
      <text:p text:style-name="Text_20_body">Anyone developing or porting an operating system to the mainframe environment will benefit. <text:s/>It was in this context that the tool kit found its inspiration, namely, providing support for booting OpenSolaris for System z on Hercules.</text:p>
      <text:h text:style-name="P32" text:outline-level="1">Why Use SATK?</text:h>
      <text:p text:style-name="P8">Reason 1: SATK eliminates the need for an operating system as part of the development environment and the need for installation and administration of the operating system.</text:p>
      <text:p text:style-name="P4">Creating bare-metal programs for any system requires a development environment. <text:s/>Mainframe systems are no different. <text:s/>Historically, only a mainframe system provided a development environment through use of one of the operating systems designed for the mainframe. <text:s/>This has remained so even when using the Hercules emulator on another platform. <text:s/>SATK creates a development environment on a Linux desktop and potentially a Windows desktop, for mainframe bare-metal programming.</text:p>
      <text:p text:style-name="P8">Reason 2: SATK allows the programmer to focus on the bare-metal program and not the process of installing it on the boot medium or booting it.</text:p>
      <text:p text:style-name="P4">When using an operating system as the development environment, a bare-metal programmer would code at least two programs, likely, in one. <text:s/>Part of this single program would be the actual bare-metal program itself. <text:s/>The other part of the program would use the operating system, the development environment, to install the bare-metal program on the medium that would be used for storing the IPL program and from which it would be booted for use on a mainframe system. <text:s/>The two part program is necessary because no packaging standard exists for the boot process. <text:s/>SATK provides such a packaging standard. <text:s/>Further, the boot process itself is complex. <text:s/>A separate document, <text:span text:style-name="T5">SATK for s390 – The Mainframe Boot Process</text:span>, describes </text:p>
      <text:list xml:id="list91465924" text:style-name="L3">
        <text:list-item>
          <text:p text:style-name="P30">the process, </text:p>
        </text:list-item>
        <text:list-item>
          <text:p text:style-name="P30">complexities associated with it, </text:p>
        </text:list-item>
        <text:list-item>
          <text:p text:style-name="P30">the packaging standard that supports the creation of utilities for boot medium creation, and </text:p>
        </text:list-item>
        <text:list-item>
          <text:p text:style-name="P30">how SATK manages these complex relationships.</text:p>
        </text:list-item>
      </text:list>
      <text:p text:style-name="P8"><text:soft-page-break/>Reason 3: SATK allows direct manipulation of Hercules emulated media outside of Hercules.</text:p>
      <text:p text:style-name="P4">Without SATK the actual creation of boot media would continue requiring use of separate programming on Hercules for boot program installation on a Hercules emulated disk, tape or card. <text:s/>SATK provides Python-based modules for emulated media manipulation: creating and loading with content a Hercules emulated DASD, tape or card deck image.</text:p>
      <text:p text:style-name="P8">Reason 4: Graphical desktop tools can be used for mainframe bare-metal program creation.</text:p>
      <text:p text:style-name="P4">SATK completely frees the programmer from the legacy mechanisms of program development allowing a modern desktop system to function as the development environment for mainframe bare-metal programming.</text:p>
      <text:p text:style-name="P8">Reason 5: I don't understand how any of this works.</text:p>
      <text:p text:style-name="P4">The tool kit was <text:span text:style-name="T8">developed</text:span> to address the issues identified above. <text:s/>SATK was <text:span text:style-name="T10">released</text:span> as GPL with the intent of helping newcomers to the mainframe understand how bare-metal programming works. <text:s/>An individual who has a desire to understand or a need to know how to program in a bare-metal mainframe environment, now has the opportunity to see examples of working code. <text:s/>It is a place to start.</text:p>
      <text:p text:style-name="P8">Reason 6: I have no clue how to use the GNU assembler.</text:p>
      <text:p text:style-name="P4">Anyone familiar with mainframe assembler programming can use the GNU assembler configured for mainframe assembly. <text:s/>The same instructions do the same things. <text:s/>Yes, GNU assembler source code looks different than mainframe assembler. <text:s/>Some features found in a mainframe assembler are not present in the GNU assembler. <text:s/>However, the tool kit provides plenty of sample code to see how to use the assembler, how to do conditional assembly and yes, create macros. <text:s/>Again, SATK is a place to start.</text:p>
      <text:p text:style-name="P8">Reason 7: I want to do assembler programming on Linux</text:p>
      <text:p text:style-name="P4">Even if there is no intention of using the tool kit for bare-metal programming, the samples illustrate how to use the GNU assembler for any mainframe programs. <text:s/>The support for the ELF Application Binary Interface provided by the tool kit can translate directly for use with any ABI compliant program regardless of whether it is targeted for bare-metal use or not. <text:s/>The ABI macros allow C code to call functions developed in assembler or for assembler code to call C language functions. <text:s/>Such functions could be linked with a standard C language programs with some restrictions. <text:s/>Some things just work better in assembler. <text:s/>The tool kit is a place to start for Linux assembler programming.</text:p>
      <text:p text:style-name="P8"/>
      <text:p text:style-name="P9"/>
      <text:h text:style-name="Heading_20_1" text:outline-level="1">Stand-alone Programming</text:h>
      <text:p text:style-name="P8">Programming of a mainframe stand-alone program, as all programming does, involves creation of source code in a language that can turn the source code into an ELF object file, the packaging vehicle used by the IPL ELF ABI Supplement. <text:s/></text:p>
      <text:p text:style-name="P8">SATK currently targets assembler language programming for mainframe systems. <text:s/>The assembler used by SATK is the GNU Binary Utilities package [1] assembler, <text:span text:style-name="T1">as</text:span>, configured for cross-assembly to s390. <text:s/>The section “Build Tool Chain Creation”, below, discusses how to create these utilities. <text:s/>It is a future goal to directly support the GNU Compiler Collection, C language compiler.</text:p>
      <text:p text:style-name="P8">IBM's original pledge from the inception of mainframe systems was that customers would not need to rewrite their programs to utilize a future system. <text:s/>Each system would provide both upward and backward compatibility for the customer. <text:s/>This is accomplished by each succeeding mainframe system being a superset of its predecessor. <text:s/>While this pledge has held over the decades for customers, this pledge has not always been maintained for bare-metal programs. <text:s/>However, most new features are dynamically enabled under control of the bare-metal program. <text:s/>The execution environments targeted by SATK are the key pivot points for the architecture, all of which are supported by the Hercules emulator [2]:</text:p>
      <text:list xml:id="list1646184845" text:style-name="L4">
        <text:list-item>
          <text:p text:style-name="P21">System/370 [3], the last of the 32-bit register, 24-bit addressing, channel I/O-based architectures,</text:p>
        </text:list-item>
        <text:list-item>
          <text:p text:style-name="P21">ESA/390 [4], the last of the 32-bit register, 31-bit addressing subchannel-based I/O architectures, and</text:p>
        </text:list-item>
        <text:list-item>
          <text:p text:style-name="P21">z/Architecture [5], the first and current 64-bit register, 64-bit addressing subchannel-based I/O architecture.</text:p>
        </text:list-item>
      </text:list>
      <text:p text:style-name="P16">The Hercules emulator can emulate every architecture throughout the half century of mainframe systems. <text:s/>SATK targets bare-metal programming of all of the architectures through the two key pivot points of the mainframe systems:</text:p>
      <text:list xml:id="list500620852" text:style-name="L5">
        <text:list-item>
          <text:p text:style-name="P22">The change from channel-based I/O architecture to the subchannel-based architecture (the major change from System/370 to 370/XA, the first of the ESA/390 generation of architectures) and</text:p>
        </text:list-item>
        <text:list-item>
          <text:p text:style-name="P22">The change from 32-bit registers to 64-bit registers (the major change from ESA/390 to z/Archtiecture allowing 64-bit addressing).</text:p>
        </text:list-item>
      </text:list>
      <text:p text:style-name="P16">The bare-metal programmer must know which architecture or architectures the bare-metal program is targeting. <text:s/>SATK supports all and helps the programmer support multiple architectures if the bare-metal program requires it. <text:s/>It is the bare-metal programmer's responsibility to understand each targeted architecture. <text:s/>Frequent references to the target architecture's Principle of Operation manual are to be expected. <text:s/>Links to each manual can be found in the “References” section.</text:p>
      <text:h text:style-name="Heading_20_2" text:outline-level="2"><text:soft-page-break/>Coding for Base-Displacement Addressing</text:h>
      <text:p text:style-name="Text_20_body">Mainframe architectures universally utilize within the storage accessing instructions a convention called “base-displacement addressing”. <text:s/>The instruction will identify a register that constitutes the “base” and another unsigned value embedded within the instruction that is the “displacement”. <text:s/>The instruction will automatically add the two unsigned values together to form the memory address targeted by the instruction. <text:s/></text:p>
      <text:p text:style-name="Text_20_body">Traditional mainframe assemblers have instructions that take some of the drudgery out of coding such addresses. <text:s/>By simply referencing a symbol in the instruction's coding, the assembler will know which register should be used as the base and it will calculate the displacement required by the instruction to target the storage location.</text:p>
      <text:p text:style-name="Text_20_body">The GNU assembler configured for mainframe use does not have this facility. <text:s/>The GNU assembler does understand that storage referencing instructions will require a base and a displacement. <text:s/>But, it has no facility to automatically specify them for a given symbol. <text:s/>The programmer must provide these values.</text:p>
      <text:p text:style-name="Text_20_body">When a base register's content is established the programmer can use a local label (see the GNU assembler “Using as” web page at the GNU binutils documentation page [5]) to define the location to the assembler. <text:s/>These are coded using a number followed by a colon, for example, <text:span text:style-name="T1">0:</text:span><text:span text:style-name="T9">, and are referenced by indicating that the previous definition for this local label is to be used, namely, </text:span><text:span text:style-name="T1">0b</text:span><text:span text:style-name="T9">.</text:span></text:p>
      <text:p text:style-name="P16">The following is an example of establishing a base register, its local label and referencing it in an unconditional branch instruction:</text:p>
      <text:p text:style-name="P17"><text:s text:c="10"/>basr <text:s/>13,0 <text:s text:c="3"/># Establish a base register</text:p>
      <text:p text:style-name="P17">0: <text:s text:c="21"/># Tell the assembler where the base points</text:p>
      <text:p text:style-name="P17"><text:s text:c="10"/>b <text:s text:c="4"/>.Lnext-0b(13) <text:s/># And pass control to .Lnext</text:p>
      <text:p text:style-name="Text_20_body"/>
      <text:p text:style-name="Text_20_body">This illustrates how the local label is used to calculate the displacement to the symbol <text:span text:style-name="T1">.Lnext</text:span> in the branch instruction and the explicit specification of the base by the programmer.</text:p>
      <text:h text:style-name="Heading_20_3" text:outline-level="3">Macro Considerations</text:h>
      <text:p text:style-name="Text_20_body">Some macros generate executable instructions. <text:s/>Where the macro generates instructions dependent upon base-displacement addressing, a standard approach has been adopted. <text:s/>The last two (or possibly the only two) macro arguments are used to identify the base register and base location as a symbol, in that order.</text:p>
      <text:p text:style-name="Text_20_body">A hypothetical macro that generates an unconditional branch would be coded like this:</text:p>
      <text:p text:style-name="P17"><text:s text:c="10"/>.macro branch loc:req br=13 b=0b </text:p>
      <text:p text:style-name="P17"><text:s text:c="10"/>b <text:s text:c="5"/>\loc-\b(\br) <text:s text:c="2"/># Pass control to 'loc' argument</text:p>
      <text:p text:style-name="P17"><text:s text:c="10"/>.endm</text:p>
      <text:p text:style-name="Text_20_body"/>
      <text:p text:style-name="Text_20_body">In the example above, the macro would be used this way.</text:p>
      <text:p text:style-name="P17"><text:soft-page-break/><text:s text:c="10"/>branch .Lnext <text:s/># And pass control to .Lnext</text:p>
      <text:p text:style-name="Text_20_body"/>
      <text:p text:style-name="Text_20_body">The macro generates the equivalent of the unconditional branch instruction of the previous section by providing the three key values explicitly coded above.</text:p>
      <text:p text:style-name="Text_20_body">This approach normally allows macros to be used without consideration of the base and displacement concerns. <text:s/>Generally, the default values used for the base register argument, <text:span text:style-name="T1">br</text:span>, and the base location argument, <text:span text:style-name="T1">b</text:span>, are those expected to be found within an ABI supporting environment. <text:s/>Some exceptions to the default base register assignment exist in the toolkit.</text:p>
      <text:p text:style-name="Text_20_body">Any new macro whose generated instructions require base-displacement addressing is encouraged to follow this approach.</text:p>
      <text:h text:style-name="Heading_20_2" text:outline-level="2">The Bare-metal Memory Model</text:h>
      <text:p text:style-name="Text_20_body">Memory, or in mainframe terms, storage, is a flat linear array of individually addressable 8-bit bytes. <text:s/>While the architectures support access control management of physical storage pages, such controls are disabled by how the IPL PSW is generated by the IPL Medium Preparation Processor.</text:p>
      <text:p text:style-name="Text_20_body">The memory model does not differentiate between program data and executable instructions. <text:s/>For all intents and purposes both are treated the same and the IPL ELF ABI standard models that by requiring the traditional ELF data and text program segments be merged into one single program text segment. <text:s/>The IPL Linker Pre-Processor and or linker command line's options address this requirement. <text:s/>Alternatively, the entire ELF file content may be treated as one logical text segment.</text:p>
      <text:h text:style-name="Heading_20_3" text:outline-level="3">Assigned Storage Locations</text:h>
      <text:p text:style-name="Text_20_body">Each architecture assigns certain storage locations within the first and, in the case of z/Architecture, second, physical page for use by the hardware or the CPU. <text:s/>For a multi-processor system, these pages may be mapped to different physical pages while maintaining the same logical address. <text:s/>For most bare-metal programs that utilize a single CPU, this mapping process, called prefixing, may be ignored. <text:s/>Prefixing is only required for support of multiple CPU's.</text:p>
      <text:p text:style-name="Text_20_body">The assigned storage locations are used to allow state information to be set or reported for various operations. <text:s text:c="2"/>Data related to interruptions are stored at assigned locations as are PSW's used with the occurrence of an interruption defining where the interruption handling logic exists and the CPU state to be established when CPU control is passed to it. <text:s/>Various locations are specified for the storing of CPU state as the result of a store status operation. <text:s/>In the older architectures a location operated for timing intervals. <text:s/>Another example of assigned storage locations are those implicitly used by the IPL function previously described. <text:s/>Refer to the target architecture Principle of Operation manual for details.</text:p>
      <text:p text:style-name="Text_20_body">SATK also makes assignment of certain functions to these same pages for various uses. <text:s/>File <text:soft-page-break/><text:span text:style-name="T1">src/satkpfx.S</text:span> consolidates in one place the hardware and SATK uses of these locations. <text:s/>Program access to these definitions and symbols may actually be defined in other source members, but this file will identify these members and their scope of definition. <text:s/>Include <text:span text:style-name="T1">src/</text:span><text:span text:style-name="T1">satkpfx.S</text:span> or others as dictated by the bare-metal program's requirements.</text:p>
      <text:p text:style-name="Text_20_body">If there are no other considerations that apply, bare-metal programs should be linked for residence at 0x2000 or above, avoiding any conflicts that might arise with assigned storage locations in any architecture.</text:p>
      <text:h text:style-name="Heading_20_2" text:outline-level="2">Application Binary Interface (ABI) Programming</text:h>
      <text:p text:style-name="Text_20_body">Formal ABI supplements exist for ESA/390 and z/Architecture. <text:s/>Because, no supplement exists for System/370, SATK has applied the concepts of the formal ABI supplements to System/370.</text:p>
      <text:p text:style-name="Text_20_body">ABI programming allows the development of callable functions. <text:s/>Supporting the ABI in assembler requires that functions be defined, calling conventions enforced and the LIFO function call stack of frames be managed.</text:p>
      <text:p text:style-name="Text_20_body">Four files are available for support of ABI programming:</text:p>
      <text:list xml:id="list1114073248" text:style-name="L6">
        <text:list-item>
          <text:p text:style-name="P23"><text:span text:style-name="T1">src/ABI.S</text:span> – generic architecture independent macros</text:p>
        </text:list-item>
        <text:list-item>
          <text:p text:style-name="P23"><text:span text:style-name="T1">src/ABI-lcls.S</text:span> – macros for defining the local function stack frame usage </text:p>
        </text:list-item>
        <text:list-item>
          <text:p text:style-name="P23"><text:span text:style-name="T1">src/ABI-s390.S</text:span> – macros for 32-bit architecture ABI usage, System/370 and ESA/390</text:p>
        </text:list-item>
        <text:list-item>
          <text:p text:style-name="P23"><text:span text:style-name="T1">src/ABI-s390x.S</text:span> – macros for 64-bit architecture ABI usage, z/Architecture</text:p>
        </text:list-item>
      </text:list>
      <text:p text:style-name="Text_20_body">By including <text:span text:style-name="T1">ABI.S</text:span> into a bare-metal program, all of the other ABI related source members will be included.</text:p>
      <text:p text:style-name="Text_20_body">Significant effort has gone into documenting the use of the various macros provided by the ABI framework. <text:s/>It is recommended that these source members be directly consulted for details on macro specifications, usage and structuring of the bare-metal program for the ABI and function creation.</text:p>
      <text:h text:style-name="Heading_20_3" text:outline-level="3">Register Conventions</text:h>
      <text:p text:style-name="Text_20_body">The ABI imposes certain standard usage for some registers. <text:s/>The details can be found in the formal ABI Supplements. <text:s/>A bare-metal program that wishes to use the ABI is encouraged from the outset to follow this usage:</text:p>
      <text:p text:style-name="P3">13 – Local base register even for the code immediately entered by the IPL function</text:p>
      <text:p text:style-name="P3">14 – Reserved for ABI function call returns</text:p>
      <text:p text:style-name="P3">15 – Reserved for ABI local stack frame pointer</text:p>
      <text:p text:style-name="P7">The ABI uses register 12 for the Global Offset Table (GOT), a construct within an ELF executable used for locating symbols in the large programming model. <text:s/>The SATK has limited <text:soft-page-break/>support for the GOT and is really not needed for assembler programming. <text:s/>It is expected to be required for integration with C language programs. <text:s/>If a program expects to use C language components, it should reserve register 12 for the pointer to the GOT.</text:p>
      <text:h text:style-name="Heading_20_2" text:outline-level="2">Programming Assists</text:h>
      <text:p text:style-name="Text_20_body">Bare-metal programming assists take a number of forms. <text:s/>They all relate to interactions with the hardware bare-metal environment. <text:s/>A bare-metal program utilizes the assists by simply including the assist source member into the program with the GNU assembler <text:span text:style-name="T1">.include</text:span> assembler directive. <text:s/></text:p>
      <text:p text:style-name="Text_20_body">Hardware structures are defined. <text:s/>Assigned storage locations are defined. <text:s/>ABI compliant functions are provided for some things. <text:s/>Macros are available for some common actions taken by a bare-metal program. <text:s/>EBCDIC/ASCII translation tables can be generated.</text:p>
      <text:p text:style-name="Text_20_body">The GNU assembler has no concept of a dummy control section, or DSECT, as it is identified in traditional mainframe programs. <text:s/>The absence of this concept can be quite frustrating to a mainframe programmer new to the GNU assembler. <text:s/>The <text:span text:style-name="T1">src/struct.S</text:span> source module provides a number of macros for the definition of structures within a GNU assembler bare-metal program. <text:s/>Another similar set of macros are provided for defining fields and structures within an ABI function's frame.</text:p>
      <text:p text:style-name="Text_20_body">All programming assists are placed in the SATK <text:span text:style-name="T1">src</text:span> directory.</text:p>
      <text:h text:style-name="Heading_20_3" text:outline-level="3">Input/Output</text:h>
      <text:p text:style-name="Text_20_body">Starting the program is the goal of the IPL function and any boot loader used with the IPL medium. <text:s/>Once these actions are complete, the booted bare-metal program will be in control. <text:s/>The boot process is at its foundation an I/O operation directly supported by SATK.</text:p>
      <text:p text:style-name="Text_20_body">Performing input or output operations in the running bare-metal program is, though, a complex process. <text:s/>While SATK frees the bare-metal programmer from having to give consideration to this within the context of the IPL function and booting a bare-metal program, the bare-metal programmer can not escape these complexities (yet) when using the tool kit.</text:p>
      <text:p text:style-name="Text_20_body">Doing I/O requires an understanding of channel command word operations and recognized command orders for each device class. <text:s/>I/O generally will result in interruptions when the operation is complete. <text:s/>Assigned storage locations and various architecture defined structures come into play for understanding the I/O results. <text:s/>Interruption handling itself requires an understanding of Program Status Word management. <text:s/>And the actual I/O operation requires an understanding of the I/O instructions, assigned storage locations and other I/O structures.</text:p>
      <text:p text:style-name="Text_20_body">Three source members in the <text:span text:style-name="T1">src</text:span> directory provide assistance with many of these interactions:</text:p>
      <text:list xml:id="list582597582" text:style-name="L7">
        <text:list-item>
          <text:p text:style-name="P24"><text:span text:style-name="T1">src/io.S</text:span> – offers structure, assigned storage location assistance and macros for the generation of System/370 I/O instructions, unsupported natively by the GNU assembler. The GNU assembler only supports ESA/390 or z/Architecture I/O instructions natively;</text:p>
        </text:list-item>
        <text:list-item>
          <text:p text:style-name="P24"><text:soft-page-break/><text:span text:style-name="T1">src/iortn.S</text:span> – a macro that generates executable code for initiating and waiting for an I/O operation to complete in an ESA/390 or z/Architecture environment; and</text:p>
        </text:list-item>
        <text:list-item>
          <text:p text:style-name="P24"><text:span text:style-name="T1">src/iortn370.S</text:span> – a macro that generates executable code for initiating and waiting for an I/O operation to complete in a System/370 environment</text:p>
        </text:list-item>
      </text:list>
      <text:p text:style-name="Text_20_body">I/O operations with the macros provided by these source modules are not sophisticated. <text:s/>Only one I/O operation to a single device is supported by them at a time. <text:s/>The programmer will still need to provide valid CCW sequences to drive the operation itself at the device.</text:p>
      <text:p text:style-name="Text_20_body">The macros in these files were originally designed to operate within the sample boot loaders. <text:s/>Care surrounding register usage should be taken when incorporating the macros into ABI functions.</text:p>
      <text:h text:style-name="Heading_20_3" text:outline-level="3">Simple I/O </text:h>
      <text:p text:style-name="Text_20_body">Frequently all that is required is to display a message on the Hercules management console. <text:s/>VM emulation in Hercules or on a native VM system offers the option of using a DIAGNOSE instruction that will cause a message to be displayed. <text:s text:c="2"/>The source member <text:span text:style-name="T1">src/displayf.S</text:span> contains a ABI function <text:span text:style-name="T1">.Ldispmsgf</text:span> that will use this facility to display a message. <text:s/>In <text:span text:style-name="T1">src/formatf.S</text:span> are a set of macros intended for use within an ABI function that will format data for inclusion in message text. <text:s/>The local stack frame is used for various decimal or hexadecimal conversions. <text:s/>Hence, the macros require the ABI environment.</text:p>
      <text:p text:style-name="Text_20_body">The Hardware Abstraction Layer (<text:span text:style-name="T1">src/hal</text:span>) and drivers (<text:span text:style-name="T1">src/drivers</text:span>) are intended to ultimately address some of the need for higher level I/O operations. <text:s/>While the <text:span text:style-name="T1">src/hal</text:span> directory contains tested functionality, the <text:span text:style-name="T1">src/drivers</text:span> directory should be considered experimental and under development. <text:s/>Your mileage may vary.</text:p>
      <text:h text:style-name="Heading_20_3" text:outline-level="3">Ending the Program</text:h>
      <text:p text:style-name="Text_20_body">There is no “stop” instruction in the mainframe architectures. <text:s/>Ending operations is achieved through the Program Status Word. <text:s/>By disabling the recognition of any interruption and placing the CPU into a waiting state (not executing any instructions), the mainframe system essentially “stops” for all practical purposes. <text:s/>The only way for it to begin operating again is through a manually initiated restart operation or another IPL function. <text:s/>A PSW that provides these settings is described appropriately as a “disabled wait state”. <text:s/>Frequently such PSW's (because they are not executing any instructions) will set a termination code in the instruction address area of the disabled wait PSW. <text:s/>External examination of the code allows the program to communicate to the human operator its reason for termination.</text:p>
      <text:p text:style-name="Text_20_body">The <text:span text:style-name="T1">src/psw.S</text:span> source member contains a couple of macros, <text:span text:style-name="T1">dwait</text:span> and <text:span text:style-name="T1">dwaitr</text:span>, <text:s/>that will place a wait state code into the instruction address field of a PSW and then introduce it to the CPU as the current PSW, thereby terminating the program's operation. <text:s/>By convention, a zero in the address field indicates a normal termination rather than an abnormal one.</text:p>
      <text:h text:style-name="Heading_20_3" text:outline-level="3"><text:soft-page-break/>Program Debugging</text:h>
      <text:p text:style-name="Text_20_body">Hercules provides debugging assistance via the management console. <text:s/>There are times though when the program needs to be able to have more fine grained control about what is traced. <text:s/>In <text:span text:style-name="T1">src/tracef.S</text:span> two ABI functions are provided for turning CPU instruction tracing on and off: <text:span text:style-name="T1">.Ltraceon</text:span> and <text:span text:style-name="T1">.Ltraceoff</text:span>. <text:s/>These functions allow the volume of output to be reduced and only the desired trace information to be output. <text:s/>Combined with use of the <text:span text:style-name="T1">.Ldispmsgf</text:span> function, the program can provide a degree of meaningful debugging information.</text:p>
      <text:p text:style-name="Text_20_body">Use of the default content during the IPL function is another program debugging assist. <text:s/>This is useful when starting out. <text:s/>Sometimes not even the first instruction functions correctly. <text:s/>Repeated unending program interrupt loops can result. <text:s/>Inhibiting this phenomenon from occurring is very desirable. <text:s/>A manual stop of the CPU is required to end the interrupt loop and the actual fault information is lost. <text:s/>The default content of the first 512 bytes of storage does this by establishing disabled wait PSW's for each interruption class. <text:s/>A bare-metal program wishing to process any of the interruption classes must establish in the assigned storage location for the new PSW of interrupt class a PSW that will enter the bare-metal program's interrupt handler for that class.</text:p>
      <text:h text:style-name="Heading_20_2" text:outline-level="2">Sample Bare-Metal Program</text:h>
      <text:p text:style-name="Text_20_body">The following is a sample taken from the toolkit of a bare-metal program. <text:s/>This is the program that is booted by the various sample IPL programs. <text:s/>It is a bare-metal “hello world” program using the DIAGNOSE X'008' code to display a message on the Hercules console. <text:s/>The notes referenced in the right margin of the code provide descriptions of various elements of the code.</text:p>
      <text:p text:style-name="P18"><text:s text:c="10"/>.title "IPL ELF IPL Function Sample"</text:p>
      <text:p text:style-name="P18"><text:s/># Copyright (C) 2012 Harold Grovesteen</text:p>
      <text:p text:style-name="P18"><text:s/>#</text:p>
      <text:p text:style-name="P18"><text:s/># This file is part of SATK.</text:p>
      <text:p text:style-name="P18"><text:s/>#</text:p>
      <text:p text:style-name="P18"><text:s/># <text:s text:c="4"/>SATK is free software: you can redistribute it and/or modify</text:p>
      <text:p text:style-name="P18"><text:s/># <text:s text:c="4"/>it under the terms of the GNU General Public License as published by</text:p>
      <text:p text:style-name="P18"><text:s/># <text:s text:c="4"/>the Free Software Foundation, either version 3 of the License, or</text:p>
      <text:p text:style-name="P18"><text:s/># <text:s text:c="4"/>(at your option) any later version.</text:p>
      <text:p text:style-name="P18"><text:s/>#</text:p>
      <text:p text:style-name="P18"><text:s/># <text:s text:c="4"/>SATK is distributed in the hope that it will be useful,</text:p>
      <text:p text:style-name="P18"><text:s/># <text:s text:c="4"/>but WITHOUT ANY WARRANTY; without even the implied warranty of</text:p>
      <text:p text:style-name="P18"><text:s/># <text:s text:c="4"/>MERCHANTABILITY or FITNESS FOR A PARTICULAR PURPOSE. <text:s/>See the</text:p>
      <text:p text:style-name="P18"><text:s/># <text:s text:c="4"/>GNU General Public License for more details.</text:p>
      <text:p text:style-name="P18"><text:s/>#</text:p>
      <text:p text:style-name="P18"><text:s/># <text:s text:c="4"/>You should have received a copy of the GNU General Public License</text:p>
      <text:p text:style-name="P18"><text:s/># <text:s text:c="4"/>along with SATK. <text:s/>If not, see &lt;http://www.gnu.org/licenses/&gt;.</text:p>
      <text:p text:style-name="P18"><text:s/></text:p>
      <text:p text:style-name="P18"><text:s/># This is a test source module to develop support for the IPL ELF ABI Supplement. <text:s/></text:p>
      <text:p text:style-name="P18"><text:s/># The program's text segment is loaded directly into storage by the IPL function</text:p>
      <text:p text:style-name="P18"><text:s/># including the default LOWC content. <text:s/>The booted program is nothing more than a </text:p>
      <text:p text:style-name="P18"><text:s/># hello world program. <text:s/>A boot loader is not used with this program.</text:p>
      <text:p text:style-name="P18"><text:s/>#</text:p>
      <text:p text:style-name="P18"><text:s/># The lodrtest bash script in this program's directory is used to build and test </text:p>
      <text:p text:style-name="P18"><text:s/># the IPL medium containing this program.</text:p>
      <text:p text:style-name="P18"><text:soft-page-break/><text:s text:c="10"/></text:p>
      <text:p text:style-name="P18"><text:s text:c="10"/>.sbttl "IPL Program"</text:p>
      <text:p text:style-name="P18"><text:s text:c="10"/></text:p>
      <text:p text:style-name="P18"><text:s text:c="4"/>.ifdef __s390x__<text:tab/><text:tab/><text:tab/><text:tab/><text:tab/><text:tab/><text:tab/><text:tab/><text:tab/><text:span text:style-name="T5">Note 1</text:span></text:p>
      <text:p text:style-name="P18"><text:s text:c="10"/>.include "psw.S"<text:tab/><text:tab/><text:tab/><text:tab/><text:tab/><text:tab/><text:tab/><text:tab/><text:tab/><text:span text:style-name="T5">Note 2</text:span></text:p>
      <text:p text:style-name="P18"><text:s text:c="4"/>.endif</text:p>
      <text:p text:style-name="P18"/>
      <text:p text:style-name="P18"><text:s/># TXT Segment</text:p>
      <text:p text:style-name="P18"><text:s text:c="10"/>.text</text:p>
      <text:p text:style-name="P18">.L_ipl:</text:p>
      <text:p text:style-name="P18"><text:s/># Because this program is loaded by the IPL function constrained to Format 0 CCW's</text:p>
      <text:p text:style-name="P18"><text:s/># it may only be loaded into the first 16M of storage. It will be entered in either</text:p>
      <text:p text:style-name="P18"><text:s/># an S/370 mode or in ESA/390 mode depending upon the hardware architecture. The</text:p>
      <text:p text:style-name="P18"><text:s/># program must enter z/Architecture mode itself as determined by assembly time</text:p>
      <text:p text:style-name="P18"><text:s/># defined symbols.</text:p>
      <text:p text:style-name="P18"/>
      <text:p text:style-name="P18">_start: <text:s text:c="2"/>.global _start</text:p>
      <text:p text:style-name="P18"><text:s text:c="10"/>basr <text:s text:c="3"/>15,0<text:tab/><text:tab/><text:tab/><text:tab/><text:tab/><text:tab/><text:tab/><text:tab/><text:tab/><text:span text:style-name="T5">Note 3</text:span></text:p>
      <text:p text:style-name="P18">0: <text:s text:c="7"/><text:tab/><text:tab/><text:tab/><text:tab/><text:tab/><text:tab/><text:tab/><text:tab/><text:tab/><text:tab/><text:tab/><text:span text:style-name="T5">Note 3</text:span></text:p>
      <text:p text:style-name="P18"><text:s text:c="4"/>.ifdef __s390x__<text:tab/><text:tab/><text:tab/><text:tab/><text:tab/><text:tab/><text:tab/><text:tab/><text:tab/><text:span text:style-name="T5">Note 1</text:span></text:p>
      <text:p text:style-name="P18"><text:s text:c="10"/>zarch <text:s text:c="2"/>statr=10,cpur=12,error=.Lendbad,er=13,br=15<text:tab/><text:tab/><text:tab/><text:span text:style-name="T5">Note 4</text:span></text:p>
      <text:p text:style-name="P18"><text:s text:c="4"/>.endif</text:p>
      <text:p text:style-name="P18"><text:s text:c="10"/>lm <text:s text:c="5"/>2,5,.Lparms-0b(15)<text:tab/><text:tab/><text:tab/><text:tab/><text:tab/><text:tab/><text:tab/><text:span text:style-name="T5">Note 5</text:span><text:tab/></text:p>
      <text:p text:style-name="P18"><text:s text:c="10"/>diag <text:s text:c="3"/>2,4,0x8 <text:s text:c="9"/># Issue command containing the message</text:p>
      <text:p text:style-name="P18"><text:s text:c="10"/>ltr <text:s text:c="4"/>4,4 <text:s text:c="13"/># Did an error occur?</text:p>
      <text:p text:style-name="P18"><text:s text:c="10"/>bz <text:s text:c="5"/>.Lendok-0b(15) <text:s text:c="2"/># ..No, end OK</text:p>
      <text:p text:style-name="P18">.Lendbad: lpsw <text:s text:c="3"/>.Lenddw-0b(15) <text:s text:c="2"/># ..Yes, end BAD</text:p>
      <text:p text:style-name="P18">.Lendok: <text:s/>lpsw <text:s text:c="3"/>.Lendpsw-0b(15) <text:s/># End with a disabled wait (code 0)</text:p>
      <text:p text:style-name="P18">.Lparms: <text:s/>.long <text:s text:c="2"/>.Lmsg <text:s text:c="6"/># Rx = command string address</text:p>
      <text:p text:style-name="P18"><text:s text:c="10"/>.long <text:s text:c="2"/>0 <text:s text:c="10"/># Rx+1 = response buffer address</text:p>
      <text:p text:style-name="P18"><text:s text:c="10"/>.long <text:s text:c="2"/>.Lmsglen <text:s text:c="3"/># Ry = command string length and flags (no response)</text:p>
      <text:p text:style-name="P18"><text:s text:c="10"/>.long <text:s text:c="2"/>0 <text:s text:c="10"/># Ry+1 = response buffer length</text:p>
      <text:p text:style-name="P18">.Lmsg: <text:s text:c="3"/>.byte <text:s text:c="2"/>0xD4,0xE2,0xC7,0xD5,0xD6,0xC8,0x40 <text:s/># 'MSGNOH' <text:s/>in EBCDIC<text:tab/><text:span text:style-name="T5">Note 6</text:span></text:p>
      <text:p text:style-name="P18"><text:s text:c="10"/>.byte <text:s text:c="2"/>0x40,0x5C,0x40 <text:s text:c="21"/># ' * ' <text:s text:c="4"/>in EBCDIC</text:p>
      <text:p text:style-name="P18"><text:s text:c="10"/>.byte <text:s text:c="2"/>0xC8,0x85,0x93,0x93,0x96,0x40 <text:s text:c="6"/># 'Hello ' <text:s/>in EBCDIC</text:p>
      <text:p text:style-name="P18"><text:s text:c="10"/>.byte <text:s text:c="2"/>0xA6,0x96,0x99,0x93,0x84 <text:s text:c="11"/># 'world' <text:s text:c="2"/>in EBCDIC</text:p>
      <text:p text:style-name="P18">.Lmsglen <text:s/>= <text:s text:c="6"/>.-.Lmsg</text:p>
      <text:p text:style-name="P18"><text:s text:c="10"/>.align <text:s/>8</text:p>
      <text:p text:style-name="P18">.Lendpsw: .hword <text:s/>0x000A,0<text:tab/><text:tab/><text:tab/><text:tab/><text:tab/><text:tab/><text:tab/><text:tab/><text:tab/><text:span text:style-name="T5">Note 7</text:span></text:p>
      <text:p text:style-name="P18"><text:s text:c="10"/>.long <text:s text:c="2"/>0</text:p>
      <text:p text:style-name="P18">.Lenddw: <text:s/>.hword <text:s/>0x000A,0</text:p>
      <text:p text:style-name="P18"><text:s text:c="10"/>.long <text:s text:c="2"/>0xbad</text:p>
      <text:p text:style-name="P18"/>
      <text:p text:style-name="P18"><text:s text:c="10"/>.end</text:p>
      <text:p text:style-name="Text_20_body"/>
      <text:p text:style-name="Text_20_body">Note 1:</text:p>
      <text:p text:style-name="P3">This is an example of Conditional Building, allowing the source program to be tailored for more than one architecture. <text:s/>See the “Conditional Building” section for more information.</text:p>
      <text:p text:style-name="P7">Note 2:</text:p>
      <text:p text:style-name="P3">The <text:span text:style-name="T2">psw.S</text:span> source module is included to make available the <text:span text:style-name="T2">zarch</text:span> macro used in the program text section when the program is conditionally built for z/Architecture.</text:p>
      <text:p text:style-name="P7">Note 3:</text:p>
      <text:p text:style-name="P3"><text:soft-page-break/>The base register is established for the running program, register 15 in this case. <text:s/>The local symbol is used to provide a tag whose value corresponds to the base address. <text:s/></text:p>
      <text:p text:style-name="Text_20_body">Note 4:</text:p>
      <text:p text:style-name="P3">Enters z/Architecture mode when source is built for use on a z/Architecture system. <text:s/>If an error occurs during the attempt to change from ESA/390 to z/Architecture mode, control is passed to the symbol <text:span text:style-name="T1">.Lendbad</text:span>.</text:p>
      <text:p text:style-name="Text_20_body">Note 5:</text:p>
      <text:p text:style-name="P3">The local symbol identifying the base address for the program is used to tell the assembler how to calculate the displacement for the instruction operand address..</text:p>
      <text:p text:style-name="P7">Note 6:</text:p>
      <text:p text:style-name="P3">The Hercules or VM command that displays the “Hello world” message on the console.</text:p>
      <text:p text:style-name="P7">Note 7:</text:p>
      <text:p text:style-name="P3">Disabled wait PSW's that function in all architectures, terminating the program normally or abnormally.</text:p>
      <text:p text:style-name="P10"/>
      <text:h text:style-name="Heading_20_1" text:outline-level="1">Build Tools</text:h>
      <text:p text:style-name="Text_20_body">The GNU Binary Utilities [1] form the basis for creating ELF structured files. <text:s/>SATK itself provides tools in the form of bash or Python scripts. <text:s text:c="2"/>Most of the bash tools contain functions that may be sourced into the programmer's own scripts. <text:s/>The various bash scripts found in the samples directories are built using these SATK tools.</text:p>
      <text:p text:style-name="Text_20_body">Python scripts currently require Python 2.7 or higher but are not compatible with Python 3. <text:s/>SATK is heavily dependent upon the Python <text:span text:style-name="T1">struct</text:span> module. <text:s/>This module is not available until Python 3.3. <text:s/>Now that the struct module is available in Python 3, SATK will be migrating to Python 3.3 or higher. <text:s/>The current Python scripts require the <text:span text:style-name="T1">argparse</text:span> module to be installed. <text:s/>Python 3.3 will eliminate this external dependency.</text:p>
      <text:h text:style-name="Heading_20_2" text:outline-level="2">Installing GNU Binutils</text:h>
      <text:p text:style-name="Text_20_body">Installing GNU Binutils is assisted by use of the <text:span text:style-name="T1">tools/xbuild</text:span> bash script. <text:s/>Both 32- and 64-bit binutils versions should be built. <text:s/>Unless the GNU C Compiler is expected to be used the other tools may be ignored.</text:p>
      <text:p text:style-name="Text_20_body">Within the directory intended for building and installing the tool chain, create subdirectories: <text:span text:style-name="T1">src</text:span>, <text:span text:style-name="T1">build</text:span>, <text:span text:style-name="T1">download</text:span>, and <text:span text:style-name="T1">help</text:span>. <text:s/>Additional directories will be created depending upon the tools being built. <text:s/>Review and adjust the target version and other variables in the <text:span text:style-name="T1">setvars</text:span> function as necessary. <text:s/>Perform the following steps:</text:p>
      <text:p text:style-name="P6">xbuild get bin</text:p>
      <text:p text:style-name="P6">xbuild untar bin</text:p>
      <text:p text:style-name="P6">xbuild bin</text:p>
      <text:p text:style-name="P6">xbuild bin64</text:p>
      <text:p text:style-name="Text_20_body"/>
      <text:p text:style-name="Text_20_body">The binary utility executables will be installed in the <text:span text:style-name="T1">run</text:span> subdirectory. <text:s/>Use the <text:span text:style-name="T1">tools/xverify</text:span> bash script to validate that the respective tool was installed correctly.</text:p>
      <text:h text:style-name="Heading_20_2" text:outline-level="2">Bash Script Assists</text:h>
      <text:p text:style-name="Text_20_body">SATK provides a number of functions that may be sourced into a bash script to make use of the GNU utilities and SATK features easier. <text:s/>These assists evolved as the tool kit evolved and as consistent results started to emerge with different approaches. <text:s/>The bare-metal programmer may elect to use some, all or none of these assists. <text:s/>Each assist takes the form or a bash function that abstracts the operations it is performing.</text:p>
      <text:p text:style-name="Text_20_body">Because the tools evolved over time, they can be thought of as moving higher levels of assistance as the tool kit's capabilities evolved upwards. <text:s/>The following table summarizes the sourced script, the functions it provides and a description. <text:s/>The first script represents the highest level of abstracted functionality and the bottom the lowest.</text:p>
      <table:table table:name="Table2" table:style-name="Table2">
        <table:table-column table:style-name="Table2.A"/>
        <table:table-column table:style-name="Table2.B"/>
        <table:table-column table:style-name="Table2.C"/>
        <table:table-header-rows>
          <text:soft-page-break/>
          <table:table-row>
            <table:table-cell table:style-name="Table2.A1" office:value-type="string">
              <text:p text:style-name="P14">Sourced Script</text:p>
            </table:table-cell>
            <table:table-cell table:style-name="Table2.A1" office:value-type="string">
              <text:p text:style-name="P14">Function</text:p>
            </table:table-cell>
            <table:table-cell table:style-name="Table2.C1" office:value-type="string">
              <text:p text:style-name="P14">Description</text:p>
            </table:table-cell>
          </table:table-row>
        </table:table-header-rows>
        <table:table-row>
          <table:table-cell table:style-name="Table2.A2" office:value-type="string">
            <text:p text:style-name="P13">samples/imlfun</text:p>
          </table:table-cell>
          <table:table-cell table:style-name="Table2.A2" office:value-type="string">
            <text:p text:style-name="P13">herc_env</text:p>
          </table:table-cell>
          <table:table-cell table:style-name="Table2.C2" office:value-type="string">
            <text:p text:style-name="P11">Define the path to the Hercules executable</text:p>
          </table:table-cell>
        </table:table-row>
        <table:table-row>
          <table:table-cell table:style-name="Table2.A2" office:value-type="string">
            <text:p text:style-name="P13"/>
          </table:table-cell>
          <table:table-cell table:style-name="Table2.A2" office:value-type="string">
            <text:p text:style-name="P13">iml</text:p>
          </table:table-cell>
          <table:table-cell table:style-name="Table2.C2" office:value-type="string">
            <text:p text:style-name="P11">Launch Hercules executable</text:p>
          </table:table-cell>
        </table:table-row>
        <table:table-row>
          <table:table-cell table:style-name="Table2.A2" office:value-type="string">
            <text:p text:style-name="P13">tools/medfun</text:p>
          </table:table-cell>
          <table:table-cell table:style-name="Table2.A2" office:value-type="string">
            <text:p text:style-name="P13">med_env</text:p>
          </table:table-cell>
          <table:table-cell table:style-name="Table2.C2" office:value-type="string">
            <text:p text:style-name="P11">Define command line options to be used by <text:span text:style-name="T1">iplmed.py</text:span> </text:p>
          </table:table-cell>
        </table:table-row>
        <table:table-row>
          <table:table-cell table:style-name="Table2.A2" office:value-type="string">
            <text:p text:style-name="P13"/>
          </table:table-cell>
          <table:table-cell table:style-name="Table2.A2" office:value-type="string">
            <text:p text:style-name="P13">path</text:p>
          </table:table-cell>
          <table:table-cell table:style-name="Table2.C2" office:value-type="string">
            <text:p text:style-name="P11">Defines IPL medium creation process paths for input and output files </text:p>
          </table:table-cell>
        </table:table-row>
        <table:table-row>
          <table:table-cell table:style-name="Table2.A2" office:value-type="string">
            <text:p text:style-name="P13"/>
          </table:table-cell>
          <table:table-cell table:style-name="Table2.A2" office:value-type="string">
            <text:p text:style-name="P13">create</text:p>
          </table:table-cell>
          <table:table-cell table:style-name="Table2.C2" office:value-type="string">
            <text:p text:style-name="P11">Create a medium instance with IPL content</text:p>
          </table:table-cell>
        </table:table-row>
        <table:table-row>
          <table:table-cell table:style-name="Table2.A2" office:value-type="string">
            <text:p text:style-name="P13"/>
          </table:table-cell>
          <table:table-cell table:style-name="Table2.A2" office:value-type="string">
            <text:p text:style-name="P13">datetime</text:p>
          </table:table-cell>
          <table:table-cell table:style-name="Table2.C2" office:value-type="string">
            <text:p text:style-name="P11">Create <text:span text:style-name="T1">${sfx}</text:span><text:span text:style-name="T9"> </text:span>containing the date and time for log creation</text:p>
          </table:table-cell>
        </table:table-row>
        <table:table-row>
          <table:table-cell table:style-name="Table2.A2" office:value-type="string">
            <text:p text:style-name="P13"/>
          </table:table-cell>
          <table:table-cell table:style-name="Table2.A2" office:value-type="string">
            <text:p text:style-name="P13">ipl_elf</text:p>
          </table:table-cell>
          <table:table-cell table:style-name="Table2.C2" office:value-type="string">
            <text:p text:style-name="P11">Assemble, link and dump IPL ELF files</text:p>
          </table:table-cell>
        </table:table-row>
        <table:table-row>
          <table:table-cell table:style-name="Table2.A2" office:value-type="string">
            <text:p text:style-name="P13">tools/satkfun</text:p>
          </table:table-cell>
          <table:table-cell table:style-name="Table2.A2" office:value-type="string">
            <text:p text:style-name="P13">sa_env</text:p>
          </table:table-cell>
          <table:table-cell table:style-name="Table2.C2" office:value-type="string">
            <text:p text:style-name="P11">Create default tool environment usage by SATK</text:p>
          </table:table-cell>
        </table:table-row>
        <table:table-row>
          <table:table-cell table:style-name="Table2.A2" office:value-type="string">
            <text:p text:style-name="P13">tools/xtoolfun</text:p>
          </table:table-cell>
          <table:table-cell table:style-name="Table2.A2" office:value-type="string">
            <text:p text:style-name="P13">bin_tools</text:p>
          </table:table-cell>
          <table:table-cell table:style-name="Table2.C2" office:value-type="string">
            <text:p text:style-name="P11">Specify the configured binutils <text:span text:style-name="T1">–-prefix</text:span>, <text:span text:style-name="T1">--program-prefix</text:span>, </text:p>
            <text:p text:style-name="P13">--program-suffix</text:p>
          </table:table-cell>
        </table:table-row>
        <table:table-row>
          <table:table-cell table:style-name="Table2.A2" office:value-type="string">
            <text:p text:style-name="P11"/>
          </table:table-cell>
          <table:table-cell table:style-name="Table2.A2" office:value-type="string">
            <text:p text:style-name="P13">gcc_tools</text:p>
          </table:table-cell>
          <table:table-cell table:style-name="Table2.C2" office:value-type="string">
            <text:p text:style-name="P11">Specify the configured gcc <text:span text:style-name="T1">–-prefix</text:span>, <text:span text:style-name="T1">--program-prefix</text:span>, <text:span text:style-name="T1">--program-suffix</text:span></text:p>
          </table:table-cell>
        </table:table-row>
        <table:table-row>
          <table:table-cell table:style-name="Table2.A2" office:value-type="string">
            <text:p text:style-name="P11"/>
          </table:table-cell>
          <table:table-cell table:style-name="Table2.A2" office:value-type="string">
            <text:p text:style-name="P11">tools_env</text:p>
          </table:table-cell>
          <table:table-cell table:style-name="Table2.C2" office:value-type="string">
            <text:p text:style-name="P11">Specify various binutils related execution values</text:p>
          </table:table-cell>
        </table:table-row>
        <table:table-row>
          <table:table-cell table:style-name="Table2.A2" office:value-type="string">
            <text:p text:style-name="P11"/>
          </table:table-cell>
          <table:table-cell table:style-name="Table2.A2" office:value-type="string">
            <text:p text:style-name="P11">tools</text:p>
          </table:table-cell>
          <table:table-cell table:style-name="Table2.C2" office:value-type="string">
            <text:p text:style-name="P11">Generate bash variables for executing the cross tools, for example, <text:span text:style-name="T1">${AS}</text:span>, <text:span text:style-name="T1">${LD}</text:span>, <text:span text:style-name="T1">${GCC}</text:span></text:p>
          </table:table-cell>
        </table:table-row>
        <table:table-row>
          <table:table-cell table:style-name="Table2.A2" office:value-type="string">
            <text:p text:style-name="P11"/>
          </table:table-cell>
          <table:table-cell table:style-name="Table2.A2" office:value-type="string">
            <text:p text:style-name="P11">as_env</text:p>
          </table:table-cell>
          <table:table-cell table:style-name="Table2.C2" office:value-type="string">
            <text:p text:style-name="P11">Define GNU <text:span text:style-name="T1">as</text:span> command line options</text:p>
          </table:table-cell>
        </table:table-row>
        <table:table-row>
          <table:table-cell table:style-name="Table2.A2" office:value-type="string">
            <text:p text:style-name="P11"/>
          </table:table-cell>
          <table:table-cell table:style-name="Table2.A2" office:value-type="string">
            <text:p text:style-name="P11">as_sym</text:p>
          </table:table-cell>
          <table:table-cell table:style-name="Table2.C2" office:value-type="string">
            <text:p text:style-name="P11">Create GNU <text:span text:style-name="T1">as</text:span> command line defined symbols</text:p>
          </table:table-cell>
        </table:table-row>
        <table:table-row>
          <table:table-cell table:style-name="Table2.A2" office:value-type="string">
            <text:p text:style-name="P11"/>
          </table:table-cell>
          <table:table-cell table:style-name="Table2.A2" office:value-type="string">
            <text:p text:style-name="P11">asm</text:p>
          </table:table-cell>
          <table:table-cell table:style-name="Table2.C2" office:value-type="string">
            <text:p text:style-name="P11">Execute GNU <text:span text:style-name="T1">as</text:span> with options defined by <text:span text:style-name="T1">as_env</text:span> and <text:span text:style-name="T1">as_sym</text:span></text:p>
          </table:table-cell>
        </table:table-row>
        <table:table-row>
          <table:table-cell table:style-name="Table2.A2" office:value-type="string">
            <text:p text:style-name="P11"/>
          </table:table-cell>
          <table:table-cell table:style-name="Table2.A2" office:value-type="string">
            <text:p text:style-name="P11">ld_env</text:p>
          </table:table-cell>
          <table:table-cell table:style-name="Table2.C2" office:value-type="string">
            <text:p text:style-name="P11">Define GNU <text:span text:style-name="T1">ld</text:span> command line options</text:p>
          </table:table-cell>
        </table:table-row>
        <table:table-row>
          <table:table-cell table:style-name="Table2.A2" office:value-type="string">
            <text:p text:style-name="P11"/>
          </table:table-cell>
          <table:table-cell table:style-name="Table2.A2" office:value-type="string">
            <text:p text:style-name="P11">ld_sym</text:p>
          </table:table-cell>
          <table:table-cell table:style-name="Table2.C2" office:value-type="string">
            <text:p text:style-name="P11">Create GNU <text:span text:style-name="T1">ld</text:span> command line defined symbols</text:p>
          </table:table-cell>
        </table:table-row>
        <table:table-row>
          <table:table-cell table:style-name="Table2.A2" office:value-type="string">
            <text:p text:style-name="P11"/>
          </table:table-cell>
          <table:table-cell table:style-name="Table2.A2" office:value-type="string">
            <text:p text:style-name="P11">lnk</text:p>
          </table:table-cell>
          <table:table-cell table:style-name="Table2.C2" office:value-type="string">
            <text:p text:style-name="P11">Execute GNU <text:span text:style-name="T1">ld</text:span> with options defined by <text:span text:style-name="T1">ld_env</text:span> and <text:span text:style-name="T1">ld_sym</text:span></text:p>
          </table:table-cell>
        </table:table-row>
        <table:table-row>
          <table:table-cell table:style-name="Table2.A2" office:value-type="string">
            <text:p text:style-name="P11"/>
          </table:table-cell>
          <table:table-cell table:style-name="Table2.A2" office:value-type="string">
            <text:p text:style-name="P11">gcc_env</text:p>
          </table:table-cell>
          <table:table-cell table:style-name="Table2.C2" office:value-type="string">
            <text:p text:style-name="P11">Define GNU <text:span text:style-name="T1">gcc</text:span> generic command line options</text:p>
          </table:table-cell>
        </table:table-row>
        <table:table-row>
          <table:table-cell table:style-name="Table2.A2" office:value-type="string">
            <text:p text:style-name="P11"/>
          </table:table-cell>
          <table:table-cell table:style-name="Table2.A2" office:value-type="string">
            <text:p text:style-name="P11">gcc_s390</text:p>
          </table:table-cell>
          <table:table-cell table:style-name="Table2.C2" office:value-type="string">
            <text:p text:style-name="P11">Define GNU s390 specific command line options</text:p>
          </table:table-cell>
        </table:table-row>
        <table:table-row>
          <table:table-cell table:style-name="Table2.A2" office:value-type="string">
            <text:p text:style-name="P11"/>
          </table:table-cell>
          <table:table-cell table:style-name="Table2.A2" office:value-type="string">
            <text:p text:style-name="P11">cmp</text:p>
          </table:table-cell>
          <table:table-cell table:style-name="Table2.C2" office:value-type="string">
            <text:p text:style-name="P11">Execute GNU <text:span text:style-name="T1">gcc</text:span> with options defined by <text:span text:style-name="T1">gcc_env</text:span> and <text:span text:style-name="T1">gcc_s390</text:span></text:p>
          </table:table-cell>
        </table:table-row>
      </table:table>
      <text:p text:style-name="Text_20_body"/>
      <text:p text:style-name="Text_20_body">Generally speaking, these functions are organized for a set of defaults to be used and then individual parameters are specified to override the defaults. <text:s/>Any of the bash scripts found in the samples subdirectories will illustrate the use of the functions supplied by <text:span text:style-name="T1">medfun</text:span>. <text:s/>It is recommended that the new user start with these functions before trying to tweak things. <text:s/></text:p>
      <text:p text:style-name="Text_20_body">The <text:span text:style-name="T1">medfun</text:span> script will source <text:span text:style-name="T1">satkfun</text:span> which will in turn source <text:span text:style-name="T1">xtoolfun</text:span>. <text:s/>Hence all of the functions provided are available for use within a bash script once <text:span text:style-name="T9">medfun</text:span> has been sourced. <text:s/>For example, even though the <text:span text:style-name="T1">medfun ipl_elf</text:span> function is used to assemble a bare-metal program, if the programmer would prefer a different configuration for the assembler listings, the listing options may be modified through <text:span text:style-name="T1">as_env</text:span>.</text:p>
      <text:p text:style-name="Text_20_body">The script <text:span text:style-name="T1">xtools/xtest</text:span> uses the functions found in <text:span text:style-name="T1">xtoolfun</text:span>. <text:s/>Refer to <text:span text:style-name="T1">xtest</text:span> for examples.</text:p>
      <text:p text:style-name="Text_20_body">Refer to the individual bash script for details concerning the arguments taken by each of the <text:soft-page-break/>functions. <text:s/>The <text:span text:style-name="T1">medfun</text:span> and <text:span text:style-name="T1">satkfun</text:span> scripts take arguments in the source statement. <text:s/>Refer to the these scripts for those details.</text:p>
      <text:h text:style-name="Heading_20_2" text:outline-level="2">Multiple Architecture Support</text:h>
      <text:p text:style-name="Text_20_body">SATK supports the use of multiple architectures at two levels:</text:p>
      <text:list xml:id="list1317680441" text:style-name="L8">
        <text:list-item>
          <text:p text:style-name="P25">conditional building</text:p>
        </text:list-item>
        <text:list-item>
          <text:p text:style-name="P25">multi-architecture targeting.</text:p>
        </text:list-item>
      </text:list>
      <text:h text:style-name="Heading_20_3" text:outline-level="3">Conditional Building</text:h>
      <text:p text:style-name="Text_20_body">Conditional architecture building allows a single bare-metal source module to be conditionally built for one architecture while containing code that targets other architectures. <text:s/>The resulting executable will contain only code for the IPL-time target architecture.</text:p>
      <text:p text:style-name="Text_20_body">This support is enabled by specific command-line assembler variable definitions that may be used within the source module to be tested by conditional assembly directives, for example, .<text:span text:style-name="T1">ifdef</text:span> or <text:span text:style-name="T1">.if</text:span> variants.</text:p>
      <text:p text:style-name="Text_20_body">The following command-line symbols are defined when using the <text:span text:style-name="T1">medfun</text:span> <text:span text:style-name="T1">med_env</text:span> function: <text:span text:style-name="T1">__ARCH__</text:span>, <text:span text:style-name="T1">__s370__</text:span>, <text:span text:style-name="T1">__s390__</text:span>, <text:span text:style-name="T1">__s390x__</text:span>, <text:span text:style-name="T1">__bcmode__</text:span>. <text:s/>The following table defines the values set for each architecture case by the <text:span text:style-name="T1">med_env tools &lt;arch&gt;</text:span> function call.</text:p>
      <table:table table:name="Table1" table:style-name="Table1">
        <table:table-column table:style-name="Table1.A" table:number-columns-repeated="5"/>
        <table:table-column table:style-name="Table1.F"/>
        <table:table-header-rows>
          <table:table-row>
            <table:table-cell table:style-name="Table1.A1" office:value-type="string">
              <text:p text:style-name="P14">Architecture</text:p>
            </table:table-cell>
            <table:table-cell table:style-name="Table1.A1" office:value-type="string">
              <text:p text:style-name="P15">__ARCH__</text:p>
            </table:table-cell>
            <table:table-cell table:style-name="Table1.A1" office:value-type="string">
              <text:p text:style-name="P15">__s370__</text:p>
            </table:table-cell>
            <table:table-cell table:style-name="Table1.A1" office:value-type="string">
              <text:p text:style-name="P15">__s390__</text:p>
            </table:table-cell>
            <table:table-cell table:style-name="Table1.A1" office:value-type="string">
              <text:p text:style-name="P15">__s390x__</text:p>
            </table:table-cell>
            <table:table-cell table:style-name="Table1.F1" office:value-type="string">
              <text:p text:style-name="P15">__bcmode__</text:p>
            </table:table-cell>
          </table:table-row>
        </table:table-header-rows>
        <table:table-row>
          <table:table-cell table:style-name="Table1.A2" office:value-type="string">
            <text:p text:style-name="P11">S/370 BC-mode</text:p>
          </table:table-cell>
          <table:table-cell table:style-name="Table1.A2" office:value-type="string">
            <text:p text:style-name="P12">1</text:p>
          </table:table-cell>
          <table:table-cell table:style-name="Table1.A2" office:value-type="string">
            <text:p text:style-name="P12">1</text:p>
          </table:table-cell>
          <table:table-cell table:style-name="Table1.A2" office:value-type="string">
            <text:p text:style-name="P12">undefined</text:p>
          </table:table-cell>
          <table:table-cell table:style-name="Table1.A2" office:value-type="string">
            <text:p text:style-name="P12">undefined</text:p>
          </table:table-cell>
          <table:table-cell table:style-name="Table1.F2" office:value-type="string">
            <text:p text:style-name="P12">1</text:p>
          </table:table-cell>
        </table:table-row>
        <table:table-row>
          <table:table-cell table:style-name="Table1.A2" office:value-type="string">
            <text:p text:style-name="P11">S/370 EC-mode</text:p>
          </table:table-cell>
          <table:table-cell table:style-name="Table1.A2" office:value-type="string">
            <text:p text:style-name="P12">1</text:p>
          </table:table-cell>
          <table:table-cell table:style-name="Table1.A2" office:value-type="string">
            <text:p text:style-name="P12">undefined</text:p>
          </table:table-cell>
          <table:table-cell table:style-name="Table1.A2" office:value-type="string">
            <text:p text:style-name="P12">undefined</text:p>
          </table:table-cell>
          <table:table-cell table:style-name="Table1.A2" office:value-type="string">
            <text:p text:style-name="P12">undefined</text:p>
          </table:table-cell>
          <table:table-cell table:style-name="Table1.F2" office:value-type="string">
            <text:p text:style-name="P12">undefined</text:p>
          </table:table-cell>
        </table:table-row>
        <table:table-row>
          <table:table-cell table:style-name="Table1.A2" office:value-type="string">
            <text:p text:style-name="P11">ESA/390</text:p>
          </table:table-cell>
          <table:table-cell table:style-name="Table1.A2" office:value-type="string">
            <text:p text:style-name="P12">2</text:p>
          </table:table-cell>
          <table:table-cell table:style-name="Table1.A2" office:value-type="string">
            <text:p text:style-name="P12">undefined</text:p>
          </table:table-cell>
          <table:table-cell table:style-name="Table1.A2" office:value-type="string">
            <text:p text:style-name="P12">1</text:p>
          </table:table-cell>
          <table:table-cell table:style-name="Table1.A2" office:value-type="string">
            <text:p text:style-name="P12">undefined</text:p>
          </table:table-cell>
          <table:table-cell table:style-name="Table1.F2" office:value-type="string">
            <text:p text:style-name="P12">undefined</text:p>
          </table:table-cell>
        </table:table-row>
        <table:table-row>
          <table:table-cell table:style-name="Table1.A2" office:value-type="string">
            <text:p text:style-name="P11">z/Architecture</text:p>
          </table:table-cell>
          <table:table-cell table:style-name="Table1.A2" office:value-type="string">
            <text:p text:style-name="P12">3</text:p>
          </table:table-cell>
          <table:table-cell table:style-name="Table1.A2" office:value-type="string">
            <text:p text:style-name="P12">undefined</text:p>
          </table:table-cell>
          <table:table-cell table:style-name="Table1.A2" office:value-type="string">
            <text:p text:style-name="P12">undefined</text:p>
          </table:table-cell>
          <table:table-cell table:style-name="Table1.A2" office:value-type="string">
            <text:p text:style-name="P12">1</text:p>
          </table:table-cell>
          <table:table-cell table:style-name="Table1.F2" office:value-type="string">
            <text:p text:style-name="P12">undefined</text:p>
          </table:table-cell>
        </table:table-row>
      </table:table>
      <text:p text:style-name="Text_20_body"/>
      <text:h text:style-name="Heading_20_3" text:outline-level="3">Multi-Architecture Targeting</text:h>
      <text:p text:style-name="Text_20_body">Multi-architecture targeting allows inclusion of multiple architecture support into a single executable and code included at build time for detecting the actual running architecture post IPL. <text:s/>The Hardware Abstraction Layer (found in <text:span text:style-name="T1">src/hal</text:span>) provides this support. <text:s/>Multi-architecture targeting builds on the support for conditional building.</text:p>
      <text:p text:style-name="Text_20_body">For post-IPL selection of correct code, the running architecture must be recognized and the detected architecture must be preserved in storage for later interrogation by the program. <text:s/>The architecture detection process is made available to a bare-metal program by including <text:span text:style-name="T1">src/hal/HAL.S</text:span> in the program's source module with this statement:</text:p>
      <text:p text:style-name="P5">.include “HAL.S”</text:p>
      <text:p text:style-name="P8">Use of the <text:span text:style-name="T1">medfun</text:span> <text:span text:style-name="T1">ipl_elf</text:span> function will ensure the GNU assembler can include this file. <text:s/>Use the <text:span text:style-name="T1">probe</text:span> macro (found in <text:span text:style-name="T1">src/hal/IEIB.S</text:span>) to perform the architecture detection. <text:s/><text:soft-page-break/>Refer to the <text:span text:style-name="T1">IEIB.S</text:span> source file for details on macro usage. <text:s/>The <text:span text:style-name="T1">probe</text:span> macro essentially passes control to a symbol in the program that will handle ensuring that the running architecture is correctly utilized. <text:s/>It is the program's responsibility to do that. <text:s/>Detection of a running architecture unsupported by the program results in a disabled wait state. <text:s/>The <text:span text:style-name="T1">setarch</text:span> macro found in the same file allows the program to alter the running architecture from that detected.</text:p>
      <text:p text:style-name="P8">The <text:span text:style-name="T1">probe</text:span> macro is the foundation for the Hardware Abstraction Layer. <text:s/>The documentation in the <text:span text:style-name="T1">IEIB.S</text:span> file for the <text:span text:style-name="T1">probe</text:span> macro explains the coding considerations when using the Hardware Abstraction Layer.</text:p>
      <text:p text:style-name="P8">For a program that supports multiple architectures it becomes necessary to alter the architecture setting through various places within the program, allowing different code to be conditionally assembled. <text:s/>This is particularly true for example of PSW's. <text:s/>The single architecture that can be specified by defining a specific symbol, as is done for conditional building, is insufficient for a program that must support multiple architectures. <text:s/>This is remedied by use of the <text:span text:style-name="T1">psw_arch</text:span> and <text:span text:style-name="T1">psw_amode</text:span> macros in the <text:span text:style-name="T1">psw.S</text:span> module. <text:s/>The psw.S module will automatically initialize the psw_arch mode to that defined by the command line argument used in a conditional build setting (or ESA/390 is no symbol defines the architecture). <text:s/>The <text:span text:style-name="T3">psw</text:span> and <text:span text:style-name="T1">pswe</text:span> macros generate 64-bit and 128-bit PSW's, respectively, based upon the current <text:span text:style-name="T1">psw_arch</text:span> and <text:span text:style-name="T1">psw_amode</text:span> settings.</text:p>
      <text:p text:style-name="Text_20_body">Creating a bare-metal program that can support multiple architectures tends to increase the size of the executable. <text:s/>This is because the architectural differences tend to drive towards portions of the program dedicated to specific architectures depending upon the functionality. <text:s/>Due to instruction set differences, code targeting a 64-bit register environment will require an implementation separate from the 32-bit equivalent. <text:s/>ABI functions can be made compatible between the 32-bit architectures by use of the S/370 conventions, but not the ESA/390 conventions. <text:s/>While a function may be called by all 32-bit architectures, if the function performs I/O, the different architectures and instructions used for I/O between them can not be shared. <text:s/>Interrupt handling has unique requirements between all of the architectures. <text:s/>Some sharing between the two S/370 modes is possible. <text:s/>The degree to which a portion of the code may be shared is dependent upon the code's functionality. <text:s/>What is sharable is largely driven by similarities in</text:p>
      <text:list xml:id="list529147452" text:style-name="L9">
        <text:list-item>
          <text:p text:style-name="P26">instruction set usage,</text:p>
        </text:list-item>
        <text:list-item>
          <text:p text:style-name="P26">register sizes,</text:p>
        </text:list-item>
        <text:list-item>
          <text:p text:style-name="P26">addressing modes, and</text:p>
        </text:list-item>
        <text:list-item>
          <text:p text:style-name="P26">assigned storage usage.</text:p>
        </text:list-item>
      </text:list>
      <text:p text:style-name="Text_20_body">Differences between the program's targeted architectures and environments drives towards alternative implementations. <text:s/>The challenge is finding the correct factoring of logic for the task at hand.</text:p>
      <text:p text:style-name="Text_20_body">The two macros <text:span text:style-name="T1">hal</text:span> and <text:span text:style-name="T1">halfeat</text:span> in <text:span text:style-name="T1">src/hal/IEIB.S</text:span> are intended to assist with targeted code selection. <text:s/>Refer to the macros for details on the symbol used for different architectures and features.</text:p>
      <text:p text:style-name="Text_20_body"><text:soft-page-break/>In addition to including code for various functions under various architecture settings, the bare-metal program must when executed be able to determine which portions of the program are in fact required for the architectural environment in which the bare-metal program finds itself. <text:s/>Information concerning the running environment is provided by the Hardware Abstraction Layer. <text:s/>The module <text:span text:style-name="T1">src/hal/hal.S</text:span> provides a set of ABI functions that will probe a detected architecture and populate a structure with run time information about the environment. <text:s/>Once the <text:span text:style-name="T1">ABI</text:span><text:span text:style-name="T9"> function </text:span>has completed the environment probing, the IPL Environment Information Block (IEIB) can be interrogated by the bare-metal program to determine what capabilities are available and the environment in which it is running. <text:s/></text:p>
      <text:p text:style-name="Text_20_body">It is the responsibility of the bare-metal program to:</text:p>
      <text:list xml:id="list1732579715" text:style-name="L10">
        <text:list-item>
          <text:p text:style-name="P27">use the <text:span text:style-name="T9">probe</text:span> macro to detect the running architecture</text:p>
        </text:list-item>
        <text:list-item>
          <text:p text:style-name="P27">alter the running architecture if needed,</text:p>
        </text:list-item>
        <text:list-item>
          <text:p text:style-name="P27">establish an ABI stack and conform to ABI register usage, </text:p>
        </text:list-item>
        <text:list-item>
          <text:p text:style-name="P27">call the correct ABI HAL function needed to populate the IEIB for the architecture detected by the probe macro, and </text:p>
        </text:list-item>
        <text:list-item>
          <text:p text:style-name="P27">select its own functionality compatible with the running environment.</text:p>
        </text:list-item>
      </text:list>
      <text:p text:style-name="Text_20_body">Consult the <text:span text:style-name="T1">hal.S</text:span> module for details on which functions to call and the ABI conventions expected by the function. <text:s/>The functions which interrogate the running environment all start with <text:span text:style-name="T1">.Lhal_init_&lt;arch&gt;</text:span><text:span text:style-name="T9">, where &lt;arch&gt; may be: </text:span><text:span text:style-name="T1">s370bc</text:span><text:span text:style-name="T9">, </text:span><text:span text:style-name="T1">s370</text:span><text:span text:style-name="T9">, </text:span><text:span text:style-name="T1">s390</text:span><text:span text:style-name="T9">, or </text:span><text:span text:style-name="T1">s390x</text:span><text:span text:style-name="T9">.</text:span></text:p>
      <text:p text:style-name="Text_20_body">Multi-architecture targeting inevitably increases the bare-metal program's size. <text:s/>If size is a consideration, a strategy using conditional building will minimize the the bare-metal program at the expense of additional builds for each supported architecture.</text:p>
      <text:p text:style-name="Text_20_body"/>
      <text:p text:style-name="Text_20_body"/>
      <text:h text:style-name="P33" text:outline-level="1">SATK Conventions</text:h>
      <text:p text:style-name="Text_20_body">A few conventions are followed by SATK. <text:s/>The <text:span text:style-name="T1">src</text:span> directory contains source modules that are platform specific, that represent essentially elements of the hardware or virtual platform exposed to the bare-metal program. <text:s/>By extension, this directory also includes source modules related to the use of the Executable and Linking Format (ELF) and its related Application Binary Interface (ABI). <text:s/>Modules that support platform independent capabilities will also be found in this directory, for example, </text:p>
      <text:list xml:id="list1639367656" text:style-name="L11">
        <text:list-item>
          <text:p text:style-name="P28">macros for creating sequential tables (<text:span text:style-name="T1">table.S</text:span>), </text:p>
        </text:list-item>
        <text:list-item>
          <text:p text:style-name="P28">a mechanism for emulating dummy sections and providing displacements into structured data (<text:span text:style-name="T1">struct.S</text:span>), </text:p>
        </text:list-item>
        <text:list-item>
          <text:p text:style-name="P28">and string related macros (<text:span text:style-name="T1">strings.S</text:span>).</text:p>
        </text:list-item>
      </text:list>
      <text:h text:style-name="Heading_20_2" text:outline-level="2">Source File Names</text:h>
      <text:p text:style-name="Text_20_body">Source files whose names are in all uppercase characters tend to contain structure definitions. <text:s/>An example of this is <text:span text:style-name="T1">ELF.S</text:span> which contains definitions of the ELF structures used by SATK. <text:s/>Source members whose names are not all uppercase tend to contain a mixture of content that usually includes executable statements in macros. <text:s/>Modules containing functions normally will end with the letter <text:span text:style-name="T1">'f'</text:span> indicating the presence of ABI functions.</text:p>
      <text:h text:style-name="Heading_20_2" text:outline-level="2">Local Symbol Names</text:h>
      <text:p text:style-name="Text_20_body">Within the code itself, SATK recommends for programs using the SATK to avoid local symbols (symbols that start with <text:span text:style-name="T1">'.L'</text:span>) whose names start with an underscore <text:span text:style-name="T1">'_'</text:span>. <text:s/>A few symbols are used within the assembler command line that should not be altered.</text:p>
      <text:p text:style-name="Text_20_body">The higher level abstracting code (for example the files in <text:span text:style-name="T1">src/hal</text:span> and <text:span text:style-name="T1">src/drivers</text:span> directories) will use symbols that consistently start with a common string, for example <text:span text:style-name="T1">'hal' </text:span>or others. <text:s/>These will be obvious when inspecting the source members. <text:s/>Using symbols that start with such sequences should be avoided.</text:p>
      <text:h text:style-name="Heading_20_3" text:outline-level="3">Local Numeric Symbols</text:h>
      <text:p text:style-name="Text_20_body">GNU assembler supports local numeric symbols (<text:span text:style-name="T1">0:</text:span> through <text:span text:style-name="T1">9:</text:span>) that can be referenced backwards (that is defined preceding the referencing instruction) or forwards (that is the next definition of the numeric symbol). <text:s/>SATK standardly uses <text:span text:style-name="T1">0:</text:span> for the current base address location and user programs are encouraged to do the same. <text:s/>Local numeric symbols <text:span text:style-name="T4">5:</text:span><text:span text:style-name="T9"> </text:span>through <text:span text:style-name="T4">8:</text:span>, inclusive, are generally <text:span text:style-name="T10">available</text:span> for program use. <text:s/>There are a few uses of these numeric local symbols within SATK of which the programmer should be aware, but they are rare. <text:s/>Numeric symbols <text:span text:style-name="T4">1:</text:span> through <text:span text:style-name="T4">4:</text:span> should be <text:span text:style-name="T10">avoided</text:span> by the program. <text:s/>Of course, due to the nature of the numeric symbols, that is, by definition they are intended to be redefined, a careful programmer can make use of any of the local numeric symbols within a <text:soft-page-break/>program.</text:p>
      <text:h text:style-name="Heading_20_2" text:outline-level="2">Subsection Usage</text:h>
      <text:p text:style-name="Text_20_body">The .text section may contain separate subsections. <text:s/>Subsections allow text generated at noncontiguous locations within the source program to be collected together and made contiguous within the text section itself. <text:s/>Normally the bare-metal program is contained in subsection 0. <text:s/>Subsections 1 and 2 are reserved for use by the ABI, in particular for creating address relocation lists independent of the ELF itself. <text:s/>Subsections 3 through 6, inclusive are used by the Hardware Abstraction Layer. <text:s/>Subsections 7 and 8 are used by drivers. <text:s/>Subsections <text:span text:style-name="T10">1</text:span> though <text:span text:style-name="T10">8</text:span> are <text:span text:style-name="T10">reserved</text:span> for SATK usage. <text:s/>Subsections <text:span text:style-name="T10">0 </text:span>and <text:span text:style-name="T10">9 or above</text:span> are <text:span text:style-name="T10">available</text:span> for bare-metal program usage.</text:p>
      <text:p text:style-name="P10"/>
      <text:h text:style-name="Heading_20_1" text:outline-level="1">IPL Medium Creation</text:h>
      <text:p text:style-name="Text_20_body">The IPL medium creation process constructs an instance of Hercules emulated I/O medium that can be used for loading and executing a bare-metal program. <text:s/>The loading of the bare-metal program by SATK can be accomplished by either a</text:p>
      <text:list xml:id="list1472176659" text:style-name="L14">
        <text:list-item>
          <text:p text:style-name="P29">one stage boot process loading the bare-metal program directly with the IPL function, or a</text:p>
        </text:list-item>
        <text:list-item>
          <text:p text:style-name="P29">two stage boot process loading the boot loader by means of the IPL function and loading of the bare-metal program by the boot loader.</text:p>
        </text:list-item>
      </text:list>
      <text:p text:style-name="Text_20_body">The bare-metal program is always contained in the primary IPL ELF executable. <text:s/>The boot loader may be contained in either the primary IPL ELF executable or a secondary IPL ELF executable. <text:s/>The secondary IPL ELF executable becomes a source of a reusable boot loader for the architecture and IPL medium. <text:s/>The <text:span text:style-name="T1">samples</text:span> directory is intended to be a source of reusable boot loaders.</text:p>
      <text:p text:style-name="Text_20_body">The one stage boot process uses a medium created with the intention of only using the IPL function for booting. <text:s text:c="2"/>A medium created for this purpose will be designated as an IPL medium. <text:s/>In the two stage boot process, additional content is placed on the medium to support the second stage of the process. <text:s/>A medium instance containing thus additional content is designated as a Boot medium.</text:p>
      <text:p text:style-name="Text_20_body">The creation of a IPL or Boot medium instance is driven by the IPL ELF standard. ELF formatted files start as source code. <text:s/>Consequently, the medium creation process really begins with the source code of the booted program. <text:s/>Normally all of the special program segments that may exist in an IPL ELF executable can be supplied external to a simple assembler source program. <text:s/>When the special sections are not found in an IPL ELF object file their content may be sourced from a separate IPL ELF executable that contains a boot loader or generated completely by the IPL medium preparation processor itself.</text:p>
      <text:p text:style-name="Text_20_body">The IPL medium preparation processor utility expects as input one or optionally two IPL ELF executables. <text:s/>On the journey from source to executable, an IPL ELF must pass through a linker step. <text:s/>The linker step itself requires linkage editor statements as additional input. <text:s/>The linkage editor input is created by inspection of the IPL ELF object file directly. <text:s/>The <text:span text:style-name="T1">ipldpp.py</text:span> utility in the <text:span text:style-name="T1">tools/ipl</text:span> directory performs the inspection and outputs the linkage editor statements required to create the IPL ELF executable.</text:p>
      <text:p text:style-name="Text_20_body">Neither the IPL function nor the sample boot loaders perform any relocation on the loaded bare-metal program. <text:s/>Hence, one of the most important input parameters to <text:span text:style-name="T1">ipldpp.py</text:span> is the booted program's storage load address. <text:s/>This address will be used by the linkage editor to bind the bare-metal program to its residence addresses within main storage and its entry address.</text:p>
      <text:p text:style-name="Text_20_body">Following the linking of the IPL ELF object file into an IPL ELF executable using the generated linkage editor statements created by <text:span text:style-name="T1">iplpp.py</text:span>, the IPL ELF executable may be placed on a <text:soft-page-break/>IPL or Boot storage medium. <text:s/>This is accomplished by the IPL Medium Preparation Processor, <text:span text:style-name="T1">iplmed.py</text:span> found in the the <text:span text:style-name="T1">tools/ipl</text:span><text:span text:style-name="T9"> directory</text:span>. <text:s/>The resulting output may be used directly with Hercules in a configuration. <text:s/>Using the identified Hercules device as the target of an <text:span text:style-name="T1">ipl</text:span> or <text:span text:style-name="T1">iplc</text:span> console command results in the bare-metal program being loaded into storage and executed.</text:p>
      <text:p text:style-name="Text_20_body">Refer to the <text:span text:style-name="T1">--help</text:span> output for the details of the command line parameters supported by each utility.</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lbany AMT" svg:font-family="'Albany AMT'"/>
    <style:font-face style:name="Arial" svg:font-family="Arial"/>
    <style:font-face style:name="OpenSymbol" svg:font-family="OpenSymbol"/>
    <style:font-face style:name="Andale Mono" svg:font-family="'Andale Mono'" style:font-pitch="fixed"/>
    <style:font-face style:name="Arial1" svg:font-family="Arial" style:font-family-generic="swiss" style:font-pitch="variable"/>
    <style:font-face style:name="Arial2"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Arial2" style:font-size-asian="10.5pt" style:language-asian="zxx" style:country-asian="none" style:font-name-complex="Arial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lbany AMT" fo:font-size="14pt" style:font-name-asian="Arial2"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size-asian="12pt"/>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size="14pt" style:font-size-asian="14pt" style:font-size-complex="14pt"/>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Introduction to Mainframe Bare-metal Programming</text:p>
      </style:header>
      <style:footer>
        <text:p text:style-name="MP2">Page <text:page-number text:select-page="current">23</text:page-number> of <text:page-count>2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2-04-13T15:58:00</meta:creation-date>
    <meta:generator>OpenOffice.org/3.0$Unix OpenOffice.org_project/300m21$Build-9319</meta:generator>
    <dc:date>2012-06-16T11:12:44</dc:date>
    <meta:editing-duration>PT53H03M23S</meta:editing-duration>
    <meta:editing-cycles>204</meta:editing-cycles>
    <meta:document-statistic meta:table-count="2" meta:image-count="0" meta:object-count="0" meta:page-count="23" meta:paragraph-count="398" meta:word-count="7802" meta:character-count="50691"/>
    <meta:user-defined meta:name="Info 1"/>
    <meta:user-defined meta:name="Info 2"/>
    <meta:user-defined meta:name="Info 3"/>
    <meta:user-defined meta:name="Info 4"/>
  </office:meta>
</office:document-meta>
</file>